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3"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face style:name="Bitstream Vera Sans7"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Symbol" svg:font-family="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automatic-styles>
    <style:style style:name="Tableau38" style:family="table">
      <style:table-properties style:width="9.149cm" table:align="left"/>
    </style:style>
    <style:style style:name="Tableau38.A" style:family="table-column">
      <style:table-column-properties style:column-width="3.815cm"/>
    </style:style>
    <style:style style:name="Tableau38.B" style:family="table-column">
      <style:table-column-properties style:column-width="1.776cm"/>
    </style:style>
    <style:style style:name="Tableau38.C" style:family="table-column">
      <style:table-column-properties style:column-width="1.778cm"/>
    </style:style>
    <style:style style:name="Tableau38.D" style:family="table-column">
      <style:table-column-properties style:column-width="1.78cm"/>
    </style:style>
    <style:style style:name="Tableau38.1" style:family="table-row">
      <style:table-row-properties style:min-row-height="0.7cm"/>
    </style:style>
    <style:style style:name="Tableau38.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38.B1" style:family="table-cell" style:data-style-name="N0">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38.D1" style:family="table-cell" style:data-style-name="N0">
      <style:table-cell-properties style:vertical-align="middle" fo:background-color="transparent" fo:padding="0.097cm" fo:border="0.5pt solid #000000">
        <style:background-image/>
      </style:table-cell-properties>
    </style:style>
    <style:style style:name="Tableau38.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38.B2" style:family="table-cell" style:data-style-name="N0">
      <style:table-cell-properties style:vertical-align="middle" fo:background-color="transparent" fo:padding="0.097cm" fo:border-left="0.5pt solid #000000" fo:border-right="none" fo:border-top="none" fo:border-bottom="0.5pt solid #000000">
        <style:background-image/>
      </style:table-cell-properties>
    </style:style>
    <style:style style:name="Tableau38.D2" style:family="table-cell" style:data-style-name="N0">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au1" style:family="table">
      <style:table-properties style:width="9.149cm" table:align="left"/>
    </style:style>
    <style:style style:name="Tableau1.A" style:family="table-column">
      <style:table-column-properties style:column-width="3.815cm"/>
    </style:style>
    <style:style style:name="Tableau1.B" style:family="table-column">
      <style:table-column-properties style:column-width="1.776cm"/>
    </style:style>
    <style:style style:name="Tableau1.C" style:family="table-column">
      <style:table-column-properties style:column-width="1.778cm"/>
    </style:style>
    <style:style style:name="Tableau1.D" style:family="table-column">
      <style:table-column-properties style:column-width="1.78cm"/>
    </style:style>
    <style:style style:name="Tableau1.1" style:family="table-row">
      <style:table-row-properties style:min-row-height="0.7cm"/>
    </style:style>
    <style:style style:name="Tableau1.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1.B1" style:family="table-cell" style:data-style-name="N0">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1.C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1.D1" style:family="table-cell">
      <style:table-cell-properties style:vertical-align="middle" fo:background-color="transparent" fo:padding="0.097cm" fo:border="0.5pt solid #000000">
        <style:background-image/>
      </style:table-cell-properties>
    </style:style>
    <style:style style:name="Tableau1.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1.B2" style:family="table-cell" style:data-style-name="N0">
      <style:table-cell-properties style:vertical-align="middle" fo:background-color="transparent" fo:padding="0.097cm" fo:border-left="0.5pt solid #000000" fo:border-right="none" fo:border-top="none" fo:border-bottom="0.5pt solid #000000">
        <style:background-image/>
      </style:table-cell-properties>
    </style:style>
    <style:style style:name="Tableau1.C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1.D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au5" style:family="table">
      <style:table-properties style:width="4.251cm" table:align="left"/>
    </style:style>
    <style:style style:name="Tableau5.A" style:family="table-column">
      <style:table-column-properties style:column-width="0.6cm"/>
    </style:style>
    <style:style style:name="Tableau5.B" style:family="table-column">
      <style:table-column-properties style:column-width="1.217cm"/>
    </style:style>
    <style:style style:name="Tableau5.1" style:family="table-row">
      <style:table-row-properties style:min-row-height="0.596cm"/>
    </style:style>
    <style:style style:name="Tableau5.A1" style:family="table-cell">
      <style:table-cell-properties style:vertical-align="middle"/>
    </style:style>
    <style:style style:name="Tableau5.B1" style:family="table-cell" style:data-style-name="N0">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5.D1" style:family="table-cell" style:data-style-name="N0">
      <style:table-cell-properties style:vertical-align="middle" fo:background-color="transparent" fo:padding="0.097cm" fo:border="0.5pt solid #000000">
        <style:background-image/>
      </style:table-cell-properties>
    </style:style>
    <style:style style:name="Tableau5.2" style:family="table-row">
      <style:table-row-properties style:min-row-height="0.55cm"/>
    </style:style>
    <style:style style:name="Tableau5.B2" style:family="table-cell" style:data-style-name="N0">
      <style:table-cell-properties style:vertical-align="middle" fo:background-color="transparent" fo:padding="0.097cm" fo:border-left="0.5pt solid #000000" fo:border-right="none" fo:border-top="none" fo:border-bottom="0.5pt solid #000000">
        <style:background-image/>
      </style:table-cell-properties>
    </style:style>
    <style:style style:name="Tableau5.D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au27" style:family="table">
      <style:table-properties style:width="3.039cm" table:align="left"/>
    </style:style>
    <style:style style:name="Tableau27.A" style:family="table-column">
      <style:table-column-properties style:column-width="0.601cm"/>
    </style:style>
    <style:style style:name="Tableau27.B" style:family="table-column">
      <style:table-column-properties style:column-width="1.221cm"/>
    </style:style>
    <style:style style:name="Tableau27.C" style:family="table-column">
      <style:table-column-properties style:column-width="1.217cm"/>
    </style:style>
    <style:style style:name="Tableau27.1" style:family="table-row">
      <style:table-row-properties style:min-row-height="0.55cm"/>
    </style:style>
    <style:style style:name="Tableau27.A1" style:family="table-cell">
      <style:table-cell-properties style:vertical-align="middle"/>
    </style:style>
    <style:style style:name="Tableau27.B1" style:family="table-cell" style:data-style-name="N0">
      <style:table-cell-properties style:vertical-align="middle" fo:padding="0.097cm" fo:border-left="0.5pt solid #000000" fo:border-right="none" fo:border-top="0.5pt solid #000000" fo:border-bottom="0.5pt solid #000000"/>
    </style:style>
    <style:style style:name="Tableau27.C1" style:family="table-cell" style:data-style-name="N0">
      <style:table-cell-properties style:vertical-align="middle" fo:padding="0.097cm" fo:border="0.5pt solid #000000"/>
    </style:style>
    <style:style style:name="Tableau27.B2" style:family="table-cell" style:data-style-name="N0">
      <style:table-cell-properties style:vertical-align="middle" fo:padding="0.097cm" fo:border-left="0.5pt solid #000000" fo:border-right="none" fo:border-top="none" fo:border-bottom="0.5pt solid #000000"/>
    </style:style>
    <style:style style:name="Tableau27.C2" style:family="table-cell" style:data-style-name="N0">
      <style:table-cell-properties style:vertical-align="middle" fo:padding="0.097cm" fo:border-left="0.5pt solid #000000" fo:border-right="0.5pt solid #000000" fo:border-top="none" fo:border-bottom="0.5pt solid #000000"/>
    </style:style>
    <style:style style:name="Tableau6" style:family="table">
      <style:table-properties style:width="4.251cm" table:align="left"/>
    </style:style>
    <style:style style:name="Tableau6.A" style:family="table-column">
      <style:table-column-properties style:column-width="0.6cm"/>
    </style:style>
    <style:style style:name="Tableau6.B" style:family="table-column">
      <style:table-column-properties style:column-width="1.217cm"/>
    </style:style>
    <style:style style:name="Tableau6.1" style:family="table-row">
      <style:table-row-properties style:min-row-height="0.55cm"/>
    </style:style>
    <style:style style:name="Tableau6.A1" style:family="table-cell">
      <style:table-cell-properties style:vertical-align="middle"/>
    </style:style>
    <style:style style:name="Tableau6.B1" style:family="table-cell" style:data-style-name="N0">
      <style:table-cell-properties style:vertical-align="middle" fo:padding="0.097cm" fo:border-left="0.5pt solid #000000" fo:border-right="none" fo:border-top="0.5pt solid #000000" fo:border-bottom="0.5pt solid #000000"/>
    </style:style>
    <style:style style:name="Tableau6.D1" style:family="table-cell" style:data-style-name="N0">
      <style:table-cell-properties style:vertical-align="middle" fo:padding="0.097cm" fo:border="0.5pt solid #000000"/>
    </style:style>
    <style:style style:name="Tableau6.2" style:family="table-row">
      <style:table-row-properties style:min-row-height="0.6cm"/>
    </style:style>
    <style:style style:name="Tableau6.B2" style:family="table-cell" style:data-style-name="N0">
      <style:table-cell-properties style:vertical-align="middle" fo:padding="0.097cm" fo:border-left="0.5pt solid #000000" fo:border-right="none" fo:border-top="none" fo:border-bottom="0.5pt solid #000000"/>
    </style:style>
    <style:style style:name="Tableau6.D2" style:family="table-cell" style:data-style-name="N0">
      <style:table-cell-properties style:vertical-align="middle" fo:padding="0.097cm" fo:border-left="0.5pt solid #000000" fo:border-right="0.5pt solid #000000" fo:border-top="none" fo:border-bottom="0.5pt solid #000000"/>
    </style:style>
    <style:style style:name="Tableau8" style:family="table">
      <style:table-properties style:width="4.233cm" table:align="left"/>
    </style:style>
    <style:style style:name="Tableau8.A" style:family="table-column">
      <style:table-column-properties style:column-width="0.6cm"/>
    </style:style>
    <style:style style:name="Tableau8.B" style:family="table-column">
      <style:table-column-properties style:column-width="1.744cm"/>
    </style:style>
    <style:style style:name="Tableau8.C" style:family="table-column">
      <style:table-column-properties style:column-width="1.889cm"/>
    </style:style>
    <style:style style:name="Tableau8.A1" style:family="table-cell">
      <style:table-cell-properties style:vertical-align="middle"/>
    </style:style>
    <style:style style:name="Tableau8.B1" style:family="table-cell" style:data-style-name="N0">
      <style:table-cell-properties style:vertical-align="middle" fo:padding-left="0cm" fo:padding-right="0cm" fo:padding-top="0.101cm" fo:padding-bottom="0.101cm" fo:border-left="0.5pt solid #000000" fo:border-right="none" fo:border-top="0.5pt solid #000000" fo:border-bottom="0.5pt solid #000000"/>
    </style:style>
    <style:style style:name="Tableau8.C1" style:family="table-cell">
      <style:table-cell-properties style:vertical-align="middle" fo:padding-left="0cm" fo:padding-right="0cm" fo:padding-top="0.101cm" fo:padding-bottom="0.101cm" fo:border="0.5pt solid #000000"/>
    </style:style>
    <style:style style:name="Tableau8.2" style:family="table-row">
      <style:table-row-properties style:min-row-height="0.55cm"/>
    </style:style>
    <style:style style:name="Tableau8.B2" style:family="table-cell" style:data-style-name="N0">
      <style:table-cell-properties style:vertical-align="middle" fo:padding-left="0cm" fo:padding-right="0cm" fo:padding-top="0.101cm" fo:padding-bottom="0.101cm" fo:border-left="0.5pt solid #000000" fo:border-right="none" fo:border-top="none" fo:border-bottom="0.5pt solid #000000"/>
    </style:style>
    <style:style style:name="Tableau8.C2" style:family="table-cell">
      <style:table-cell-properties style:vertical-align="middle" fo:padding-left="0cm" fo:padding-right="0cm" fo:padding-top="0.101cm" fo:padding-bottom="0.101cm" fo:border-left="0.5pt solid #000000" fo:border-right="0.5pt solid #000000" fo:border-top="none" fo:border-bottom="0.5pt solid #000000"/>
    </style:style>
    <style:style style:name="Tableau15" style:family="table">
      <style:table-properties style:width="9.148cm" table:align="left"/>
    </style:style>
    <style:style style:name="Tableau15.A" style:family="table-column">
      <style:table-column-properties style:column-width="0.794cm"/>
    </style:style>
    <style:style style:name="Tableau15.B" style:family="table-column">
      <style:table-column-properties style:column-width="0.984cm"/>
    </style:style>
    <style:style style:name="Tableau15.C" style:family="table-column">
      <style:table-column-properties style:column-width="1.416cm"/>
    </style:style>
    <style:style style:name="Tableau15.D" style:family="table-column">
      <style:table-column-properties style:column-width="1.127cm"/>
    </style:style>
    <style:style style:name="Tableau15.E" style:family="table-column">
      <style:table-column-properties style:column-width="1.016cm"/>
    </style:style>
    <style:style style:name="Tableau15.F" style:family="table-column">
      <style:table-column-properties style:column-width="1.272cm"/>
    </style:style>
    <style:style style:name="Tableau15.H" style:family="table-column">
      <style:table-column-properties style:column-width="1.266cm"/>
    </style:style>
    <style:style style:name="Tableau15.A1" style:family="table-cell">
      <style:table-cell-properties fo:padding-left="0cm" fo:padding-right="0.101cm" fo:padding-top="0.101cm" fo:padding-bottom="0.101cm" fo:border="none"/>
    </style:style>
    <style:style style:name="Tableau15.B1" style:family="table-cell" style:data-style-name="N0">
      <style:table-cell-properties style:vertical-align="middle" fo:padding="0.097cm" fo:border-left="0.5pt solid #000000" fo:border-right="none" fo:border-top="0.5pt solid #000000" fo:border-bottom="0.5pt solid #000000"/>
    </style:style>
    <style:style style:name="Tableau15.D1" style:family="table-cell">
      <style:table-cell-properties style:vertical-align="middle" fo:background-color="#ffff00" fo:padding="0.097cm" fo:border="0.5pt solid #000000">
        <style:background-image/>
      </style:table-cell-properties>
    </style:style>
    <style:style style:name="Tableau15.E1" style:family="table-cell">
      <style:table-cell-properties style:vertical-align="" fo:padding="0.097cm" fo:border="none"/>
    </style:style>
    <style:style style:name="Tableau15.H1" style:family="table-cell">
      <style:table-cell-properties style:vertical-align="middle" fo:padding="0.097cm" fo:border="0.5pt solid #000000"/>
    </style:style>
    <style:style style:name="Tableau15.B2" style:family="table-cell" style:data-style-name="N0">
      <style:table-cell-properties style:vertical-align="middle" fo:padding="0.097cm" fo:border-left="0.5pt solid #000000" fo:border-right="none" fo:border-top="none" fo:border-bottom="0.5pt solid #000000"/>
    </style:style>
    <style:style style:name="Tableau15.C2" style:family="table-cell" style:data-style-name="N0">
      <style:table-cell-properties style:vertical-align="middle" fo:padding="0.097cm" fo:border-left="0.5pt solid #000000" fo:border-right="none" fo:border-top="none" fo:border-bottom="0.5pt solid #000000"/>
    </style:style>
    <style:style style:name="Tableau15.D2" style:family="table-cell">
      <style:table-cell-properties style:vertical-align="middle" fo:padding="0.097cm" fo:border-left="0.5pt solid #000000" fo:border-right="0.5pt solid #000000" fo:border-top="none" fo:border-bottom="0.5pt solid #000000"/>
    </style:style>
    <style:style style:name="Tableau15.E2" style:family="table-cell" style:data-style-name="N0">
      <style:table-cell-properties style:vertical-align="" fo:padding="0.097cm" fo:border="none"/>
    </style:style>
    <style:style style:name="Tableau15.F2" style:family="table-cell" style:data-style-name="N0">
      <style:table-cell-properties style:vertical-align="middle" fo:padding="0.097cm" fo:border-left="0.5pt solid #000000" fo:border-right="none" fo:border-top="none" fo:border-bottom="0.5pt solid #000000"/>
    </style:style>
    <style:style style:name="Tableau15.G2" style:family="table-cell" style:data-style-name="N0">
      <style:table-cell-properties style:vertical-align="middle" fo:padding="0.097cm" fo:border-left="0.5pt solid #000000" fo:border-right="none" fo:border-top="none" fo:border-bottom="0.5pt solid #000000"/>
    </style:style>
    <style:style style:name="Tableau15.H2"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3" style:family="paragraph" style:parent-style-name="_5f_Header_20_G_20_page_20_paire_20__28_G_29_">
      <style:text-properties officeooo:paragraph-rsid="0334a5be"/>
    </style:style>
    <style:style style:name="P4" style:family="paragraph" style:parent-style-name="Footer">
      <style:text-properties officeooo:rsid="00178920" officeooo:paragraph-rsid="00178920"/>
    </style:style>
    <style:style style:name="P5" style:family="paragraph" style:parent-style-name="Standard">
      <style:paragraph-properties fo:margin-top="0.199cm" fo:margin-bottom="0cm" style:contextual-spacing="false"/>
      <style:text-properties officeooo:rsid="00178920" officeooo:paragraph-rsid="00178920"/>
    </style:style>
    <style:style style:name="P6"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7" style:family="paragraph" style:parent-style-name="Folio">
      <style:paragraph-properties fo:text-align="center" style:justify-single-word="false"/>
      <style:text-properties fo:font-size="8pt" officeooo:paragraph-rsid="001ce334" style:font-size-asian="8pt" style:font-size-complex="8pt"/>
    </style:style>
    <style:style style:name="P8" style:family="paragraph" style:parent-style-name="Footer">
      <style:text-properties fo:text-transform="uppercase" fo:color="#808080" loext:opacity="100%" style:font-name="Bitstream Vera Sans7" fo:font-size="9pt" officeooo:rsid="028e15c3" officeooo:paragraph-rsid="028e15c3" fo:background-color="transparent"/>
    </style:style>
    <style:style style:name="P9" style:family="paragraph" style:parent-style-name="Footer">
      <style:text-properties fo:text-transform="uppercase" fo:color="#808080" loext:opacity="100%" style:font-name="Bitstream Vera Sans7" fo:font-size="9pt" officeooo:rsid="005097e4" officeooo:paragraph-rsid="00545a20" fo:background-color="transparent"/>
    </style:style>
    <style:style style:name="P10" style:family="paragraph" style:parent-style-name="Footer">
      <style:text-properties fo:text-transform="uppercase" fo:color="#808080" loext:opacity="100%" style:font-name="Bitstream Vera Sans7" fo:font-size="9pt" officeooo:rsid="00e2cda7" officeooo:paragraph-rsid="00e2cda7" fo:background-color="transparent"/>
    </style:style>
    <style:style style:name="P11" style:family="paragraph" style:parent-style-name="Footer">
      <style:text-properties fo:text-transform="uppercase" fo:color="#808080" loext:opacity="100%" style:font-name="Bitstream Vera Sans7" fo:font-size="9pt" officeooo:rsid="02af0d27" officeooo:paragraph-rsid="02af0d27" fo:background-color="transparent"/>
    </style:style>
    <style:style style:name="P12" style:family="paragraph" style:parent-style-name="Footer">
      <style:paragraph-properties fo:text-align="end" style:justify-single-word="false"/>
      <style:text-properties fo:text-transform="uppercase" fo:color="#808080" loext:opacity="100%" style:font-name="Bitstream Vera Sans7" fo:font-size="9pt" officeooo:rsid="02112a83" officeooo:paragraph-rsid="02112a83" fo:background-color="transparent"/>
    </style:style>
    <style:style style:name="P13" style:family="paragraph" style:parent-style-name="Footer">
      <style:paragraph-properties fo:text-align="start" style:justify-single-word="false"/>
      <style:text-properties fo:text-transform="uppercase" fo:color="#808080" loext:opacity="100%" style:font-name="Bitstream Vera Sans7" fo:font-size="9pt" officeooo:rsid="01f8729d" officeooo:paragraph-rsid="02112a83" fo:background-color="transparent"/>
    </style:style>
    <style:style style:name="P14" style:family="paragraph" style:parent-style-name="Footer">
      <style:text-properties officeooo:paragraph-rsid="00c384cf"/>
    </style:style>
    <style:style style:name="P15" style:family="paragraph" style:parent-style-name="_5f_Header_20_G_20_page_20_paire_20__28_G_29_">
      <style:paragraph-properties fo:text-align="start" style:justify-single-word="false"/>
    </style:style>
    <style:style style:name="P16" style:family="paragraph" style:parent-style-name="Footer">
      <style:text-properties officeooo:paragraph-rsid="030c4d7d"/>
    </style:style>
    <style:style style:name="P17" style:family="paragraph" style:parent-style-name="_5f_Header_20_D_20_page_20_paire_20__28_G_29_">
      <style:text-properties officeooo:paragraph-rsid="0053b3bd"/>
    </style:style>
    <style:style style:name="P18" style:family="paragraph" style:parent-style-name="_5f_Header_20_D_20_page_20_impaire_20__28_D_29_">
      <style:text-properties officeooo:rsid="00e1e453" officeooo:paragraph-rsid="00e1e453"/>
    </style:style>
    <style:style style:name="P19" style:family="paragraph" style:parent-style-name="_5f_Header_20_D_20_page_20_paire_20__28_G_29_">
      <style:text-properties officeooo:rsid="00e2cda7" officeooo:paragraph-rsid="00e2cda7"/>
    </style:style>
    <style:style style:name="P20" style:family="paragraph" style:parent-style-name="_5f_Header_20_M_20_page_20_impaire_20__28_D_29_">
      <style:text-properties officeooo:paragraph-rsid="02af0d27"/>
    </style:style>
    <style:style style:name="P21" style:family="paragraph" style:parent-style-name="_5f_Header_20_M_20_page_20_paire_20__28_G_29_">
      <style:text-properties officeooo:paragraph-rsid="02af0d27"/>
    </style:style>
    <style:style style:name="P22" style:family="paragraph" style:parent-style-name="_5f_Header_20_M_20_page_20_impaire_20__28_D_29_">
      <style:text-properties officeooo:paragraph-rsid="02ae83b8"/>
    </style:style>
    <style:style style:name="P23" style:family="paragraph" style:parent-style-name="Footer">
      <style:text-properties officeooo:paragraph-rsid="02ae83b8"/>
    </style:style>
    <style:style style:name="P24" style:family="paragraph" style:parent-style-name="Footer">
      <style:text-properties officeooo:paragraph-rsid="008d016c"/>
    </style:style>
    <style:style style:name="P25" style:family="paragraph" style:parent-style-name="_5f_Paragraphe">
      <style:text-properties officeooo:paragraph-rsid="00e29181"/>
    </style:style>
    <style:style style:name="P26" style:family="paragraph" style:parent-style-name="_5f_Paragraphe">
      <style:paragraph-properties fo:margin-top="0cm" fo:margin-bottom="0cm" style:contextual-spacing="false"/>
      <style:text-properties officeooo:paragraph-rsid="00e29181"/>
    </style:style>
    <style:style style:name="P27" style:family="paragraph" style:parent-style-name="_5f_Paragraphe">
      <style:paragraph-properties fo:margin-top="0cm" fo:margin-bottom="0cm" style:contextual-spacing="false"/>
      <style:text-properties officeooo:paragraph-rsid="00e2cda7"/>
    </style:style>
    <style:style style:name="P28" style:family="paragraph" style:parent-style-name="_5f_Footer_20_page_20_impaire_20__28_D_29_"/>
    <style:style style:name="P29" style:family="paragraph" style:parent-style-name="_5f_Footer_20_page_20_impaire_20__28_D_29_">
      <style:text-properties officeooo:rsid="00d45efc" officeooo:paragraph-rsid="00d45efc"/>
    </style:style>
    <style:style style:name="P30" style:family="paragraph" style:parent-style-name="_5f_Footer_20_page_20_paire_20__28_G_29_">
      <style:text-properties officeooo:rsid="00f0da56" officeooo:paragraph-rsid="00f0da56"/>
    </style:style>
    <style:style style:name="P31" style:family="paragraph" style:parent-style-name="_5f_Footer_20_page_20_paire_20__28_G_29_"/>
    <style:style style:name="P32" style:family="paragraph" style:parent-style-name="_5f_Paragraphe">
      <style:paragraph-properties fo:margin-top="0cm" fo:margin-bottom="0cm" style:contextual-spacing="false"/>
      <style:text-properties officeooo:paragraph-rsid="00e2cda7"/>
    </style:style>
    <style:style style:name="P33" style:family="paragraph" style:parent-style-name="_5f_Paragraphe_5f_Bullet" style:list-style-name="List_20_1"/>
    <style:style style:name="P34" style:family="paragraph" style:parent-style-name="_5f_Paragraphe_5f_Réponse_5f_Pointillés_5f_Grisés">
      <style:paragraph-properties fo:margin-top="0.101cm" fo:margin-bottom="0.101cm" style:contextual-spacing="false" fo:line-height="100%"/>
      <style:text-properties officeooo:paragraph-rsid="00e513df"/>
    </style:style>
    <style:style style:name="P35" style:family="paragraph" style:parent-style-name="_5f_Paragraphe_5f_avec_5f_Num_5f_Question" style:list-style-name="_5f_Numérotation_20_des_20_exercices"/>
    <style:style style:name="P36" style:family="paragraph" style:parent-style-name="_5f_Paragraphe_5f_avec_5f_Num_5f_Question" style:list-style-name="_5f_Numérotation_20_des_20_exercices">
      <style:text-properties officeooo:paragraph-rsid="00ce6d7d"/>
    </style:style>
    <style:style style:name="P37" style:family="paragraph" style:parent-style-name="_5f_Paragraphe_5f_avec_5f_Num_5f_Question" style:list-style-name="_5f_Numérotation_20_des_20_exercices">
      <style:text-properties officeooo:paragraph-rsid="00e29181"/>
    </style:style>
    <style:style style:name="P38" style:family="paragraph" style:parent-style-name="_5f_Paragraphe_5f_avec_5f_Num_5f_Question" style:list-style-name="_5f_Numérotation_20_des_20_exercices">
      <style:text-properties officeooo:paragraph-rsid="00dc5792"/>
    </style:style>
    <style:style style:name="P39" style:family="paragraph" style:parent-style-name="_5f_Paragraphe_5f_avec_5f_Num_5f_Question" style:list-style-name="_5f_Numérotation_20_des_20_exercices">
      <style:paragraph-properties fo:margin-top="0.099cm" fo:margin-bottom="0.099cm" style:contextual-spacing="false"/>
    </style:style>
    <style:style style:name="P40" style:family="paragraph" style:parent-style-name="_5f_Premier_5f_Titre_5f_Exercices_5f_avec_5f_Num_5f_Exo_5f_sans_5f_Titre" style:list-style-name="_5f_Numérotation_20_des_20_exercices" style:master-page-name="SERIE_5f_GESTION_5f_DE_5f_DONNEES_5f_CLR_5f_9d0f89_5f_2COL">
      <style:paragraph-properties style:page-number="auto" fo:break-before="page"/>
    </style:style>
    <style:style style:name="P41" style:family="paragraph" style:parent-style-name="_5f_Premier_5f_Titre_5f_Exercices_5f_avec_5f_Num_5f_Exo_5f_sans_5f_Titre" style:list-style-name="_5f_Numérotation_20_des_20_exercices">
      <style:text-properties officeooo:paragraph-rsid="00e513df"/>
    </style:style>
    <style:style style:name="P42" style:family="paragraph" style:parent-style-name="_5f_Tableau_5f_Centré" style:list-style-name="Num_5f_Exo"/>
    <style:style style:name="P43" style:family="paragraph" style:parent-style-name="_5f_Tableau_5f_Centré" style:list-style-name="Num_5f_Exo">
      <style:text-properties officeooo:paragraph-rsid="00e1985d"/>
    </style:style>
    <style:style style:name="P44" style:family="paragraph" style:parent-style-name="_5f_Tableau_5f_Centré">
      <style:text-properties officeooo:paragraph-rsid="00e513df"/>
    </style:style>
    <style:style style:name="P45" style:family="paragraph" style:parent-style-name="_5f_Tableau_5f_Centré">
      <style:paragraph-properties fo:margin-top="0cm" fo:margin-bottom="0cm" style:contextual-spacing="false"/>
      <style:text-properties officeooo:paragraph-rsid="00e513df"/>
    </style:style>
    <style:style style:name="P46" style:family="paragraph" style:parent-style-name="_5f_Tableau_5f_Centré_5f_Gras" style:list-style-name="Num_5f_Exo">
      <style:text-properties officeooo:paragraph-rsid="00e1985d"/>
    </style:style>
    <style:style style:name="P47" style:family="paragraph" style:parent-style-name="_5f_Tableau_5f_Centré_5f_Gras" style:list-style-name="Num_5f_Exo">
      <style:text-properties fo:font-weight="normal" style:font-weight-asian="normal" style:font-weight-complex="normal"/>
    </style:style>
    <style:style style:name="P48" style:family="paragraph" style:parent-style-name="_5f_Tableau_5f_Centré_5f_Gras" style:list-style-name="Num_5f_Exo">
      <style:text-properties fo:font-weight="normal" officeooo:paragraph-rsid="00e1985d" style:font-weight-asian="normal" style:font-weight-complex="normal"/>
    </style:style>
    <style:style style:name="P49" style:family="paragraph" style:parent-style-name="_5f_Tableau_5f_Centré_5f_Gras">
      <style:text-properties fo:font-weight="normal" officeooo:paragraph-rsid="00e513df" style:font-weight-asian="normal" style:font-weight-complex="normal"/>
    </style:style>
    <style:style style:name="P50" style:family="paragraph" style:parent-style-name="_5f_Tableau_5f_Centré_5f_Gras" style:list-style-name="_5f_Numérotation_20_des_20_exercices">
      <style:text-properties officeooo:paragraph-rsid="00e513df"/>
    </style:style>
    <style:style style:name="P51" style:family="paragraph" style:parent-style-name="_5f_Tableau_5f_Centré_5f_Gras">
      <style:text-properties officeooo:paragraph-rsid="00e513df"/>
    </style:style>
    <style:style style:name="P52" style:family="paragraph" style:parent-style-name="_5f_Tableau_5f_Centré_5f_Gras">
      <style:paragraph-properties fo:margin-top="0cm" fo:margin-bottom="0cm" style:contextual-spacing="false"/>
      <style:text-properties officeooo:paragraph-rsid="00e513df"/>
    </style:style>
    <style:style style:name="P53" style:family="paragraph" style:parent-style-name="_5f_Titre_5f_Exercices_5f_sans_5f_Titre" style:list-style-name="_5f_Numérotation_20_des_20_exercices"/>
    <style:style style:name="P54" style:family="paragraph" style:parent-style-name="_5f_Titre_5f_Exercices_5f_sans_5f_Titre" style:list-style-name="_5f_Numérotation_20_des_20_exercices">
      <style:text-properties officeooo:paragraph-rsid="00ccb80f"/>
    </style:style>
    <style:style style:name="P55" style:family="paragraph" style:parent-style-name="_5f_Titre_5f_Exercices_5f_sans_5f_Titre" style:list-style-name="_5f_Numérotation_20_des_20_exercices">
      <style:text-properties officeooo:paragraph-rsid="00e1985d"/>
    </style:style>
    <style:style style:name="P56" style:family="paragraph" style:parent-style-name="_5f_Titre_5f_Exercices_5f_sans_5f_Titre" style:list-style-name="_5f_Numérotation_20_des_20_exercices">
      <style:text-properties officeooo:paragraph-rsid="00d913d3"/>
    </style:style>
    <style:style style:name="P57" style:family="paragraph" style:parent-style-name="_5f_Titre_5f_Exercices_5f_sans_5f_Titre" style:list-style-name="_5f_Numérotation_20_des_20_exercices">
      <style:text-properties officeooo:paragraph-rsid="00e513df"/>
    </style:style>
    <style:style style:name="P58" style:family="paragraph">
      <style:paragraph-properties fo:text-align="center"/>
    </style:style>
    <style:style style:name="P59" style:family="paragraph">
      <loext:graphic-properties draw:fill="solid" draw:fill-color="#d7e12c"/>
    </style:style>
    <style:style style:name="P60"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P61" style:family="paragraph">
      <loext:graphic-properties draw:fill="solid" draw:fill-color="#1ca2b8"/>
    </style:style>
    <style:style style:name="P62" style:family="paragraph">
      <loext:graphic-properties draw:fill="solid" draw:fill-color="#9d0f89"/>
    </style:style>
    <style:style style:name="P63" style:family="paragraph">
      <loext:graphic-properties draw:fill="solid" draw:fill-color="#7fb241"/>
    </style:style>
    <style:style style:name="P64"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5"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6"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67"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8"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9"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0" style:family="paragraph">
      <loext:graphic-properties draw:fill="solid" draw:fill-color="#d62e4e"/>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7" fo:font-size="16pt" fo:font-weight="bold" officeooo:rsid="02768590"/>
    </style:style>
    <style:style style:name="T7" style:family="text">
      <style:text-properties fo:font-variant="small-caps" fo:color="#7fb241" loext:opacity="100%" style:font-name="Bitstream Vera Sans7" fo:font-size="16pt" fo:font-weight="bold" officeooo:rsid="0021cde5"/>
    </style:style>
    <style:style style:name="T8" style:family="text">
      <style:text-properties officeooo:rsid="00d8520c"/>
    </style:style>
    <style:style style:name="T9" style:family="text">
      <style:text-properties fo:text-transform="uppercase" fo:color="#808080" loext:opacity="100%" style:font-name="Bitstream Vera Sans7" fo:font-size="9pt" officeooo:rsid="033506eb" fo:background-color="transparent" loext:char-shading-value="0"/>
    </style:style>
    <style:style style:name="T10" style:family="text">
      <style:text-properties fo:text-transform="uppercase" fo:color="#808080" loext:opacity="100%" style:font-name="Bitstream Vera Sans7" fo:font-size="9pt" officeooo:rsid="00d8520c" fo:background-color="transparent" loext:char-shading-value="0"/>
    </style:style>
    <style:style style:name="T11" style:family="text">
      <style:text-properties fo:text-transform="uppercase" fo:color="#808080" loext:opacity="100%" style:font-name="Bitstream Vera Sans7" fo:font-size="9pt" officeooo:rsid="030c4d7d" fo:background-color="transparent" loext:char-shading-value="0"/>
    </style:style>
    <style:style style:name="T12" style:family="text">
      <style:text-properties fo:text-transform="uppercase" fo:color="#808080" loext:opacity="100%" style:font-name="Bitstream Vera Sans7" fo:font-size="9pt" officeooo:rsid="0334510d" fo:background-color="transparent" loext:char-shading-value="0"/>
    </style:style>
    <style:style style:name="T13" style:family="text">
      <style:text-properties fo:text-transform="uppercase" fo:color="#808080" loext:opacity="100%" style:font-name="Bitstream Vera Sans7" fo:font-size="9pt" officeooo:rsid="015f088a" fo:background-color="transparent" loext:char-shading-value="0"/>
    </style:style>
    <style:style style:name="T14" style:family="text">
      <style:text-properties fo:text-transform="uppercase" fo:color="#808080" loext:opacity="100%" style:font-name="Bitstream Vera Sans7" fo:font-size="9pt" officeooo:rsid="010c4d3a" fo:background-color="transparent" loext:char-shading-value="0"/>
    </style:style>
    <style:style style:name="T15" style:family="text">
      <style:text-properties fo:text-transform="uppercase" fo:color="#808080" loext:opacity="100%" style:font-name="Bitstream Vera Sans7" fo:font-size="9pt" officeooo:rsid="010d212a" fo:background-color="transparent" loext:char-shading-value="0"/>
    </style:style>
    <style:style style:name="T16" style:family="text">
      <style:text-properties fo:text-transform="uppercase" fo:color="#808080" loext:opacity="100%" style:font-name="Bitstream Vera Sans7" fo:font-size="9pt" officeooo:rsid="015c53e1" fo:background-color="transparent" loext:char-shading-value="0"/>
    </style:style>
    <style:style style:name="T17" style:family="text">
      <style:text-properties fo:text-transform="uppercase" fo:color="#808080" loext:opacity="100%" style:font-name="Bitstream Vera Sans7" fo:font-size="9pt" officeooo:rsid="02af0d27" fo:background-color="transparent" loext:char-shading-value="0"/>
    </style:style>
    <style:style style:name="T18" style:family="text">
      <style:text-properties fo:text-transform="uppercase" fo:color="#808080" loext:opacity="100%" style:font-name="Bitstream Vera Sans7" fo:font-size="9pt" officeooo:rsid="02768590" fo:background-color="transparent" loext:char-shading-value="0"/>
    </style:style>
    <style:style style:name="T19" style:family="text">
      <style:text-properties fo:text-transform="uppercase" fo:color="#808080" loext:opacity="100%" style:font-name="Bitstream Vera Sans7" fo:font-size="9pt" officeooo:rsid="008d016c" fo:background-color="transparent" loext:char-shading-value="0"/>
    </style:style>
    <style:style style:name="T20" style:family="text">
      <style:text-properties fo:text-transform="uppercase" fo:color="#808080" loext:opacity="100%" style:font-name="Bitstream Vera Sans7" fo:font-size="9pt" officeooo:rsid="0021cde5" fo:background-color="transparent" loext:char-shading-value="0"/>
    </style:style>
    <style:style style:name="T21" style:family="text">
      <style:text-properties fo:text-transform="uppercase" fo:color="#808080" loext:opacity="100%" style:font-name="Bitstream Vera Sans7"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545a20"/>
    </style:style>
    <style:style style:name="T25" style:family="text">
      <style:text-properties officeooo:rsid="015f088a"/>
    </style:style>
    <style:style style:name="T26" style:family="text">
      <style:text-properties officeooo:rsid="0021cde5"/>
    </style:style>
    <style:style style:name="T27" style:family="text">
      <style:text-properties officeooo:rsid="01f8729d"/>
    </style:style>
    <style:style style:name="T28" style:family="text">
      <style:text-properties fo:font-weight="normal" style:font-weight-asian="normal" style:font-weight-complex="normal"/>
    </style:style>
    <style:style style:name="T29" style:family="text">
      <style:text-properties style:use-window-font-color="true" loext:opacity="0%"/>
    </style:style>
    <style:style style:name="T30" style:family="text">
      <style:text-properties style:use-window-font-color="true" loext:opacity="0%" fo:font-weight="normal" style:font-weight-asian="normal" style:font-weight-complex="normal"/>
    </style:style>
    <style:style style:name="T31" style:family="text">
      <style:text-properties style:use-window-font-color="true" loext:opacity="0%" fo:font-weight="normal" officeooo:rsid="00c8d4f9" style:font-weight-asian="normal" style:font-weight-complex="normal"/>
    </style:style>
    <style:style style:name="T32" style:family="text">
      <style:text-properties style:use-window-font-color="true" loext:opacity="0%" fo:font-weight="normal" officeooo:rsid="00ccb80f" style:font-weight-asian="normal" style:font-weight-complex="normal"/>
    </style:style>
    <style:style style:name="T33" style:family="text">
      <style:text-properties style:use-window-font-color="true" loext:opacity="0%" fo:font-weight="normal" officeooo:rsid="00cad63b" style:font-weight-asian="normal" style:font-weight-complex="normal"/>
    </style:style>
    <style:style style:name="T34" style:family="text">
      <style:text-properties style:use-window-font-color="true" loext:opacity="0%" fo:font-weight="normal" officeooo:rsid="00ca004e" style:font-weight-asian="normal" style:font-weight-complex="normal"/>
    </style:style>
    <style:style style:name="T35" style:family="text">
      <style:text-properties style:use-window-font-color="true" loext:opacity="0%" fo:font-weight="normal" officeooo:rsid="00e23eb5" style:font-weight-asian="normal" style:font-weight-complex="normal"/>
    </style:style>
    <style:style style:name="T36" style:family="text">
      <style:text-properties style:use-window-font-color="true" loext:opacity="0%" officeooo:rsid="00ca004e"/>
    </style:style>
    <style:style style:name="T37" style:family="text">
      <style:text-properties style:use-window-font-color="true" loext:opacity="0%" style:text-position="0% 100%" fo:font-style="normal" fo:font-weight="normal" officeooo:rsid="00dc047b" fo:background-color="transparent" loext:char-shading-value="0"/>
    </style:style>
    <style:style style:name="T38" style:family="text">
      <style:text-properties style:use-window-font-color="true" loext:opacity="0%" style:text-position="0% 100%" fo:font-style="normal" fo:font-weight="normal" officeooo:rsid="00dd99fe" fo:background-color="transparent" loext:char-shading-value="0"/>
    </style:style>
    <style:style style:name="T39" style:family="text">
      <style:text-properties style:use-window-font-color="true" loext:opacity="0%" style:text-position="0% 100%" fo:font-size="10pt" fo:font-style="normal" fo:font-weight="normal" officeooo:rsid="00c1d07f" fo:background-color="transparent" loext:char-shading-value="0" style:font-size-asian="10pt" style:font-size-complex="10pt"/>
    </style:style>
    <style:style style:name="T40" style:family="text">
      <style:text-properties style:use-window-font-color="true" loext:opacity="0%" style:text-position="0% 100%" officeooo:rsid="00cbd8bc" fo:background-color="transparent" loext:char-shading-value="0"/>
    </style:style>
    <style:style style:name="T41" style:family="text">
      <style:text-properties style:use-window-font-color="true" loext:opacity="0%" style:text-position="0% 100%" officeooo:rsid="00c1d07f" fo:background-color="transparent" loext:char-shading-value="0"/>
    </style:style>
    <style:style style:name="T42" style:family="text">
      <style:text-properties style:use-window-font-color="true" loext:opacity="0%" style:text-position="0% 100%" officeooo:rsid="00cbd8bc" fo:background-color="#ffff00" loext:char-shading-value="0"/>
    </style:style>
    <style:style style:name="T43" style:family="text">
      <style:text-properties style:use-window-font-color="true" loext:opacity="0%" style:text-position="0% 100%" officeooo:rsid="00c1d07f" fo:background-color="#ffff00" loext:char-shading-value="0"/>
    </style:style>
    <style:style style:name="T44" style:family="text">
      <style:text-properties style:use-window-font-color="true" loext:opacity="0%" style:text-position="0% 100%" fo:language="fr" fo:country="FR" officeooo:rsid="00cbd8bc" style:letter-kerning="true" fo:background-color="#ffff00" loext:char-shading-value="0" style:font-name-asian="Bitstream Vera Sans2" style:font-size-asian="10pt" style:language-asian="zh" style:country-asian="CN" style:font-name-complex="Bitstream Vera Sans2" style:language-complex="hi" style:country-complex="IN"/>
    </style:style>
    <style:style style:name="T45" style:family="text">
      <style:text-properties style:use-window-font-color="true" loext:opacity="0%" fo:background-color="transparent" loext:char-shading-value="0"/>
    </style:style>
    <style:style style:name="T46" style:family="text">
      <style:text-properties style:use-window-font-color="true" loext:opacity="0%" officeooo:rsid="00dc047b" fo:background-color="transparent" loext:char-shading-value="0"/>
    </style:style>
    <style:style style:name="T47" style:family="text">
      <style:text-properties style:use-window-font-color="true" loext:opacity="0%" officeooo:rsid="00e2c670" fo:background-color="transparent" loext:char-shading-value="0"/>
    </style:style>
    <style:style style:name="T48" style:family="text">
      <style:text-properties style:use-window-font-color="true" loext:opacity="0%" officeooo:rsid="00dd99fe" fo:background-color="transparent" loext:char-shading-value="0"/>
    </style:style>
    <style:style style:name="T49" style:family="text">
      <style:text-properties style:use-window-font-color="true" loext:opacity="0%" officeooo:rsid="00cbd8bc" fo:background-color="transparent" loext:char-shading-value="0"/>
    </style:style>
    <style:style style:name="T50" style:family="text">
      <style:text-properties style:use-window-font-color="true" loext:opacity="0%" style:text-position="sub 58%" officeooo:rsid="00cbd8bc" fo:background-color="transparent" loext:char-shading-value="0"/>
    </style:style>
    <style:style style:name="T51" style:family="text">
      <style:text-properties style:use-window-font-color="true" loext:opacity="0%" fo:font-style="italic" fo:background-color="transparent" loext:char-shading-value="0" style:font-style-asian="italic" style:font-style-complex="italic"/>
    </style:style>
    <style:style style:name="T52" style:family="text">
      <style:text-properties style:use-window-font-color="true" loext:opacity="0%" fo:font-style="normal" fo:background-color="#ffff00" loext:char-shading-value="0" style:font-style-asian="normal" style:font-style-complex="normal"/>
    </style:style>
    <style:style style:name="T53" style:family="text">
      <style:text-properties style:use-window-font-color="true" loext:opacity="0%" fo:font-style="normal" officeooo:rsid="00d2ee7e" fo:background-color="#ffff00" loext:char-shading-value="0" style:font-style-asian="normal" style:font-style-complex="normal"/>
    </style:style>
    <style:style style:name="T54" style:family="text">
      <style:text-properties style:use-window-font-color="true" loext:opacity="0%" fo:font-style="normal" style:font-style-asian="normal" style:font-style-complex="normal"/>
    </style:style>
    <style:style style:name="T55" style:family="text">
      <style:text-properties style:use-window-font-color="true" loext:opacity="0%" fo:font-style="normal" fo:font-weight="normal" officeooo:rsid="00292a57" fo:background-color="#ffff00" loext:char-shading-value="0" style:font-style-asian="normal" style:font-weight-asian="normal" style:font-style-complex="normal" style:font-weight-complex="normal"/>
    </style:style>
    <style:style style:name="T56" style:family="text">
      <style:text-properties style:use-window-font-color="true" loext:opacity="0%" fo:font-style="normal" fo:font-weight="normal" officeooo:rsid="00301fe4" fo:background-color="#ffff00" loext:char-shading-value="0" style:font-style-asian="normal" style:font-weight-asian="normal" style:font-style-complex="normal" style:font-weight-complex="normal"/>
    </style:style>
    <style:style style:name="T57" style:family="text">
      <style:text-properties style:use-window-font-color="true" loext:opacity="0%" fo:font-style="normal" fo:font-weight="normal" officeooo:rsid="00316cb3" fo:background-color="#ffff00" loext:char-shading-value="0" style:font-style-asian="normal" style:font-weight-asian="normal" style:font-style-complex="normal" style:font-weight-complex="normal"/>
    </style:style>
    <style:style style:name="T58" style:family="text">
      <style:text-properties style:use-window-font-color="true" loext:opacity="0%" fo:font-style="normal" fo:font-weight="normal" officeooo:rsid="0039f0b6" fo:background-color="#ffff00" loext:char-shading-value="0" style:font-style-asian="normal" style:font-weight-asian="normal" style:font-style-complex="normal" style:font-weight-complex="normal"/>
    </style:style>
    <style:style style:name="T59" style:family="text">
      <style:text-properties style:use-window-font-color="true" loext:opacity="0%" fo:font-size="10pt" fo:background-color="#ffff00" loext:char-shading-value="0" style:font-size-asian="10pt" style:font-size-complex="10pt"/>
    </style:style>
    <style:style style:name="T60" style:family="text">
      <style:text-properties style:use-window-font-color="true" loext:opacity="0%" fo:font-size="10pt" officeooo:rsid="00ff6b37" fo:background-color="#ffff00" loext:char-shading-value="0" style:font-size-asian="10pt" style:font-size-complex="10pt"/>
    </style:style>
    <style:style style:name="T61" style:family="text">
      <style:text-properties style:use-window-font-color="true" loext:opacity="0%" fo:font-size="10pt" officeooo:rsid="00d279be" fo:background-color="#ffff00" loext:char-shading-value="0" style:font-size-asian="10pt" style:font-size-complex="10pt"/>
    </style:style>
    <style:style style:name="T62" style:family="text">
      <style:text-properties style:use-window-font-color="true" loext:opacity="0%" fo:font-size="10pt" officeooo:rsid="0102563b" fo:background-color="#ffff00" loext:char-shading-value="0" style:font-size-asian="10pt" style:font-size-complex="10pt"/>
    </style:style>
    <style:style style:name="T63" style:family="text">
      <style:text-properties style:use-window-font-color="true" loext:opacity="0%" fo:font-size="10pt" officeooo:rsid="0105630b" fo:background-color="#ffff00" loext:char-shading-value="0" style:font-size-asian="10pt" style:font-size-complex="10pt"/>
    </style:style>
    <style:style style:name="T64" style:family="text">
      <style:text-properties style:use-window-font-color="true" loext:opacity="0%" fo:font-size="10pt" officeooo:rsid="00db0c07" fo:background-color="#ffff00" loext:char-shading-value="0" style:font-size-asian="10pt" style:font-size-complex="10pt"/>
    </style:style>
    <style:style style:name="T65" style:family="text">
      <style:text-properties style:use-window-font-color="true" loext:opacity="0%" fo:font-size="10pt" officeooo:rsid="0107e58b" fo:background-color="#ffff00" loext:char-shading-value="0" style:font-size-asian="10pt" style:font-size-complex="10pt"/>
    </style:style>
    <style:style style:name="T66" style:family="text">
      <style:text-properties style:use-window-font-color="true" loext:opacity="0%" fo:font-size="10pt" officeooo:rsid="00d38c78" fo:background-color="#ffff00" loext:char-shading-value="0" style:font-size-asian="10pt" style:font-size-complex="10pt"/>
    </style:style>
    <style:style style:name="T67" style:family="text">
      <style:text-properties style:use-window-font-color="true" loext:opacity="0%" fo:font-size="10pt" fo:letter-spacing="-0.014cm" fo:font-style="normal" officeooo:rsid="00d279be" fo:background-color="#ffff00" loext:char-shading-value="0" style:font-size-asian="10pt" style:font-style-asian="normal" style:font-size-complex="10pt" style:font-style-complex="normal"/>
    </style:style>
    <style:style style:name="T68" style:family="text">
      <style:text-properties style:use-window-font-color="true" loext:opacity="0%" fo:font-size="10pt" fo:letter-spacing="-0.014cm" fo:font-style="normal" officeooo:rsid="00d279be" fo:background-color="#ffff00" loext:char-shading-value="0" style:font-name-asian="Symbol" style:font-size-asian="10pt" style:font-style-asian="normal" style:font-name-complex="Symbol" style:font-size-complex="10pt" style:font-style-complex="normal"/>
    </style:style>
    <style:style style:name="T69" style:family="text">
      <style:text-properties style:use-window-font-color="true" loext:opacity="0%" fo:font-size="10pt" fo:letter-spacing="-0.014cm" fo:font-style="normal" officeooo:rsid="00d279be" fo:background-color="#ffff00" loext:char-shading-value="0" style:font-name-asian="SimSun" style:font-size-asian="10pt" style:font-style-asian="normal" style:font-name-complex="Lucida Sans" style:font-size-complex="10pt" style:font-style-complex="normal"/>
    </style:style>
    <style:style style:name="T70" style:family="text">
      <style:text-properties style:use-window-font-color="true" loext:opacity="0%" fo:font-size="10pt" fo:letter-spacing="-0.014cm" fo:font-style="normal" fo:font-weight="normal" officeooo:rsid="00382009" fo:background-color="#ffff00" loext:char-shading-value="0" style:font-size-asian="10pt" style:font-style-asian="normal" style:font-weight-asian="normal" style:font-size-complex="10pt" style:font-style-complex="normal" style:font-weight-complex="normal"/>
    </style:style>
    <style:style style:name="T71" style:family="text">
      <style:text-properties style:use-window-font-color="true" loext:opacity="0%" fo:font-size="10pt" fo:letter-spacing="-0.014cm" fo:font-style="normal" fo:font-weight="normal" officeooo:rsid="00d279be" fo:background-color="#ffff00" loext:char-shading-value="0" style:font-name-asian="Symbol" style:font-size-asian="10pt" style:font-style-asian="normal" style:font-weight-asian="normal" style:font-name-complex="Symbol" style:font-size-complex="10pt" style:font-style-complex="normal" style:font-weight-complex="normal"/>
    </style:style>
    <style:style style:name="T72" style:family="text">
      <style:text-properties style:use-window-font-color="true" loext:opacity="0%" fo:font-size="10pt" officeooo:rsid="0105630b" fo:background-color="transparent" loext:char-shading-value="0" style:font-size-asian="10pt" style:font-size-complex="10pt"/>
    </style:style>
    <style:style style:name="T73" style:family="text">
      <style:text-properties style:use-window-font-color="true" loext:opacity="0%" style:font-name="Bitstream Vera Sans1" fo:font-size="10pt" fo:letter-spacing="-0.014cm" fo:font-style="normal" officeooo:rsid="00382009" fo:background-color="#ffff00" loext:char-shading-value="0" style:font-size-asian="10pt" style:font-style-asian="normal" style:font-size-complex="10pt" style:font-style-complex="normal"/>
    </style:style>
    <style:style style:name="T74" style:family="text">
      <style:text-properties style:use-window-font-color="true" loext:opacity="0%" style:font-name="Bitstream Vera Sans1" fo:font-size="10pt" fo:letter-spacing="-0.014cm" fo:font-style="normal" officeooo:rsid="00d2ee7e" fo:background-color="#ffff00" loext:char-shading-value="0" style:font-size-asian="10pt" style:font-style-asian="normal" style:font-size-complex="10pt" style:font-style-complex="normal"/>
    </style:style>
    <style:style style:name="T75" style:family="text">
      <style:text-properties style:use-window-font-color="true" loext:opacity="0%" style:font-name="Bitstream Vera Sans1" fo:font-size="10pt" fo:letter-spacing="-0.014cm" fo:font-style="normal" officeooo:rsid="00382009" fo:background-color="#ffff00" loext:char-shading-value="0" style:font-name-asian="SimSun" style:font-size-asian="10pt" style:font-style-asian="normal" style:font-name-complex="Lucida Sans" style:font-size-complex="10pt" style:font-style-complex="normal"/>
    </style:style>
    <style:style style:name="T76" style:family="text">
      <style:text-properties style:use-window-font-color="true" loext:opacity="0%" style:font-name="Symbol" fo:font-size="10pt" fo:letter-spacing="-0.014cm" fo:font-style="normal" officeooo:rsid="00382009" fo:background-color="#ffff00" loext:char-shading-value="0" style:font-name-asian="Symbol" style:font-size-asian="10pt" style:font-style-asian="normal" style:font-name-complex="Symbol" style:font-size-complex="10pt" style:font-style-complex="normal"/>
    </style:style>
    <style:style style:name="T77" style:family="text">
      <style:text-properties style:use-window-font-color="true" loext:opacity="0%" fo:background-color="#ffff00" loext:char-shading-value="0"/>
    </style:style>
    <style:style style:name="T78" style:family="text">
      <style:text-properties style:use-window-font-color="true" loext:opacity="0%" officeooo:rsid="00ff6b37" fo:background-color="#ffff00" loext:char-shading-value="0"/>
    </style:style>
    <style:style style:name="T79" style:family="text">
      <style:text-properties style:use-window-font-color="true" loext:opacity="0%" officeooo:rsid="00fb973f" fo:background-color="#ffff00" loext:char-shading-value="0"/>
    </style:style>
    <style:style style:name="T80" style:family="text">
      <style:text-properties style:use-window-font-color="true" loext:opacity="0%" officeooo:rsid="00fc75ab" fo:background-color="#ffff00" loext:char-shading-value="0"/>
    </style:style>
    <style:style style:name="T81" style:family="text">
      <style:text-properties style:use-window-font-color="true" loext:opacity="0%" officeooo:rsid="00fe72d6" fo:background-color="#ffff00" loext:char-shading-value="0"/>
    </style:style>
    <style:style style:name="T82" style:family="text">
      <style:text-properties style:use-window-font-color="true" loext:opacity="0%" officeooo:rsid="0107e58b" fo:background-color="#ffff00" loext:char-shading-value="0" style:font-size-asian="10pt" style:font-size-complex="10pt"/>
    </style:style>
    <style:style style:name="T83" style:family="text">
      <style:text-properties style:use-window-font-color="true" loext:opacity="0%" officeooo:rsid="00d38c78" fo:background-color="#ffff00" loext:char-shading-value="0" style:font-size-asian="10pt" style:font-size-complex="10pt"/>
    </style:style>
    <style:style style:name="T84" style:family="text">
      <style:text-properties style:use-window-font-color="true" loext:opacity="0%" officeooo:rsid="00dd6481" fo:background-color="#ffff00" loext:char-shading-value="0"/>
    </style:style>
    <style:style style:name="T85" style:family="text">
      <style:text-properties style:use-window-font-color="true" loext:opacity="0%" officeooo:rsid="00e3bd10" fo:background-color="#ffff00" loext:char-shading-value="0"/>
    </style:style>
    <style:style style:name="T86" style:family="text">
      <style:text-properties style:use-window-font-color="true" loext:opacity="0%" officeooo:rsid="00bc289c" fo:background-color="#ffff00" loext:char-shading-value="0"/>
    </style:style>
    <style:style style:name="T87" style:family="text">
      <style:text-properties style:use-window-font-color="true" loext:opacity="0%" fo:language="fr" fo:country="FR" officeooo:rsid="00cfa99d" style:letter-kerning="true" fo:background-color="#ffff00" loext:char-shading-value="0" style:font-name-asian="Bitstream Vera Sans2" style:font-size-asian="10pt" style:language-asian="zh" style:country-asian="CN" style:font-name-complex="Bitstream Vera Sans2" style:language-complex="hi" style:country-complex="IN"/>
    </style:style>
    <style:style style:name="T88" style:family="text">
      <style:text-properties style:use-window-font-color="true" loext:opacity="0%" fo:language="fr" fo:country="FR" officeooo:rsid="00dd6481" style:letter-kerning="true" fo:background-color="#ffff00" loext:char-shading-value="0" style:font-name-asian="Bitstream Vera Sans2" style:font-size-asian="10pt" style:language-asian="zh" style:country-asian="CN" style:font-name-complex="Bitstream Vera Sans2" style:language-complex="hi" style:country-complex="IN"/>
    </style:style>
    <style:style style:name="T89" style:family="text">
      <style:text-properties style:use-window-font-color="true" loext:opacity="0%" fo:language="fr" fo:country="FR" officeooo:rsid="00e3bd10" style:letter-kerning="true" fo:background-color="#ffff00" loext:char-shading-value="0" style:font-name-asian="Bitstream Vera Sans2" style:font-size-asian="10pt" style:language-asian="zh" style:country-asian="CN" style:font-name-complex="Bitstream Vera Sans2" style:language-complex="hi" style:country-complex="IN"/>
    </style:style>
    <style:style style:name="T90" style:family="text">
      <style:text-properties style:use-window-font-color="true" loext:opacity="0%" style:font-name="Bitstream Vera Sans7" fo:font-size="10pt" fo:language="fr" fo:country="FR" officeooo:rsid="00cfa99d" style:letter-kerning="true" fo:background-color="#ffff00" loext:char-shading-value="0" style:font-name-asian="Bitstream Vera Sans2" style:font-size-asian="10pt" style:language-asian="zh" style:country-asian="CN" style:font-name-complex="Bitstream Vera Sans2" style:language-complex="hi" style:country-complex="IN"/>
    </style:style>
    <style:style style:name="T91" style:family="text">
      <style:text-properties style:use-window-font-color="true" loext:opacity="0%" style:font-name="Bitstream Vera Sans7" fo:font-size="10pt" fo:font-style="normal" fo:font-weight="normal" officeooo:rsid="00bbe145"/>
    </style:style>
    <style:style style:name="T92" style:family="text">
      <style:text-properties officeooo:rsid="00d2ee7e"/>
    </style:style>
    <style:style style:name="T93" style:family="text">
      <style:text-properties officeooo:rsid="00d913d3"/>
    </style:style>
    <style:style style:name="T94" style:family="text">
      <style:text-properties officeooo:rsid="00dd99fe"/>
    </style:style>
    <style:style style:name="T95" style:family="text">
      <style:text-properties fo:color="#000000" loext:opacity="100%" style:font-name="Bitstream Vera Sans7" fo:font-size="10pt" fo:language="fr" fo:country="FR" fo:font-style="normal" officeooo:rsid="00cb584e" style:letter-kerning="true" style:font-name-asian="Bitstream Vera Sans2" style:font-size-asian="10pt" style:language-asian="zh" style:country-asian="CN" style:font-style-asian="italic" style:font-name-complex="Bitstream Vera Sans2" style:language-complex="hi" style:country-complex="IN" style:font-style-complex="italic"/>
    </style:style>
    <style:style style:name="T96" style:family="text">
      <style:text-properties fo:color="#000000" loext:opacity="100%" style:font-name="Bitstream Vera Sans7" fo:font-size="10pt" fo:language="fr" fo:country="FR" fo:font-style="normal" fo:font-weight="normal" officeooo:rsid="00cb584e" style:letter-kerning="true" style:font-name-asian="Bitstream Vera Sans2" style:font-size-asian="10pt" style:language-asian="zh" style:country-asian="CN" style:font-style-asian="italic" style:font-name-complex="Bitstream Vera Sans2" style:language-complex="hi" style:country-complex="IN" style:font-style-complex="italic"/>
    </style:style>
    <style:style style:name="T97" style:family="text">
      <style:text-properties fo:font-style="italic" style:font-style-asian="italic" style:font-style-complex="italic"/>
    </style:style>
    <style:style style:name="T98" style:family="text">
      <style:text-properties fo:background-color="#ffff00" loext:char-shading-value="0"/>
    </style:style>
    <style:style style:name="T99" style:family="text">
      <style:text-properties officeooo:rsid="00d2ee7e" fo:background-color="#ffff00" loext:char-shading-value="0"/>
    </style:style>
    <style:style style:name="T100" style:family="text">
      <style:text-properties fo:background-color="#ffff00" loext:char-shading-value="0" style:font-size-asian="10pt" style:font-size-complex="10pt"/>
    </style:style>
    <style:style style:name="T101" style:family="text">
      <style:text-properties officeooo:rsid="00dd99fe" fo:background-color="#ffff00" loext:char-shading-value="0" style:font-size-asian="10pt" style:font-size-complex="10pt"/>
    </style:style>
    <style:style style:name="T102" style:family="text">
      <style:text-properties officeooo:rsid="00be9ef0" fo:background-color="#ffff00" loext:char-shading-value="0"/>
    </style:style>
    <style:style style:name="T103" style:family="text">
      <style:text-properties fo:font-size="10pt" fo:background-color="#ffff00" loext:char-shading-value="0" style:font-size-asian="10pt" style:font-size-complex="10pt"/>
    </style:style>
    <style:style style:name="T104" style:family="text">
      <style:text-properties fo:font-size="10pt" officeooo:rsid="00d2ee7e" fo:background-color="#ffff00" loext:char-shading-value="0" style:font-size-asian="10pt" style:font-size-complex="10pt"/>
    </style:style>
    <style:style style:name="T105" style:family="text">
      <style:text-properties officeooo:rsid="00d122d1"/>
    </style:style>
    <style:style style:name="T106" style:family="text">
      <style:text-properties style:text-line-through-style="none" style:text-line-through-type="none" fo:font-weight="normal" style:font-weight-asian="normal" style:font-weight-complex="normal"/>
    </style:style>
    <style:style style:name="T107" style:family="text">
      <style:text-properties style:text-line-through-style="none" style:text-line-through-type="none" fo:font-weight="normal" officeooo:rsid="00be9ef0" fo:background-color="#ffff00" loext:char-shading-value="0" style:font-weight-asian="normal" style:font-weight-complex="normal"/>
    </style:style>
    <style:style style:name="T108" style:family="text">
      <style:text-properties officeooo:rsid="00e6c20e"/>
    </style:style>
    <style:style style:name="T109" style:family="text"/>
    <style:style style:name="T110"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5" style:family="graphic" style:parent-style-name="Formula">
      <style:graphic-properties fo:margin-left="0.011cm" fo:margin-right="0.011cm" style:wrap="parallel" style:number-wrapped-paragraphs="no-limit" style:wrap-contour="false" style:vertical-pos="from-top" style:horizontal-pos="from-left" style:horizontal-rel="paragraph-content" fo:background-color="#ffff00" style:background-transparency="0%" draw:fill="solid" draw:fill-color="#ffff00" draw:opacity="100%" fo:padding="0cm" fo:border="none" draw:ole-draw-aspect="1"/>
    </style:style>
    <style:style style:name="fr6" style:family="graphic" style:parent-style-name="Formule_5f_corrigée">
      <style:graphic-properties fo:margin-left="0cm" fo:margin-right="0cm" style:wrap="parallel" style:number-wrapped-paragraphs="no-limit" style:wrap-contour="false" style:vertical-pos="from-top" style:horizontal-pos="from-left" style:horizontal-rel="paragraph-content" draw:ole-draw-aspect="1"/>
    </style:style>
    <style:style style:name="fr7" style:family="graphic" style:parent-style-name="Formule_5f_corrigée">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gr1" style:family="graphic">
      <style:graphic-properties svg:stroke-width="0.019cm" svg:stroke-color="#ff0000" draw:marker-start-width="0.381cm" draw:marker-end-width="0.381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1ca2b8"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fill="solid" draw:fill-color="#9d0f89" style:run-through="foreground" style:wrap="none"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14"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15"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6"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17"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style style:name="gr19"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37417458" text:style-name="_5f_Numérotation_20_des_20_exercices">
        <text:list-item>
          <text:h text:style-name="P40" text:outline-level="1"><text:span text:style-name="_5f_Caractères_5f_gras"><text:span text:style-name="T35">Alba</text:span></text:span><text:span text:style-name="_5f_Caractères_5f_gras"><text:span text:style-name="T31"> veut se rendre au cinéma avec sa meilleure amie. Sur le site du cinéma, elle peut voir le tableau suivant</text:span></text:span><text:span text:style-name="_5f_Caractères"><text:span text:style-name="T32"> </text:span></text:span><text:span text:style-name="_5f_Caractères"><text:span text:style-name="T31">:</text:span></text:span></text:h>
        </text:list-item>
      </text:list>
      <table:table table:name="Tableau38" table:style-name="Tableau38">
        <table:table-column table:style-name="Tableau38.A"/>
        <table:table-column table:style-name="Tableau38.B"/>
        <table:table-column table:style-name="Tableau38.C"/>
        <table:table-column table:style-name="Tableau38.D"/>
        <table:table-header-rows>
          <table:table-row table:style-name="Tableau38.1">
            <table:table-cell table:style-name="Tableau38.A1" office:value-type="string">
              <text:h text:style-name="_5f_Tableau_5f_Centré_5f_Gras" text:outline-level="1">Nombre de séances</text:h>
            </table:table-cell>
            <table:table-cell table:style-name="Tableau38.B1" office:value-type="float" office:value="1">
              <text:list xml:id="list3469971833" text:style-name="Num_5f_Exo">
                <text:list-header>
                  <text:h text:style-name="P47" text:outline-level="1">1</text:h>
                </text:list-header>
              </text:list>
            </table:table-cell>
            <table:table-cell table:style-name="Tableau38.B1" office:value-type="float" office:value="4">
              <text:list xml:id="list171159618770926" text:continue-numbering="true" text:style-name="Num_5f_Exo">
                <text:list-header>
                  <text:h text:style-name="P47" text:outline-level="1">4</text:h>
                </text:list-header>
              </text:list>
            </table:table-cell>
            <table:table-cell table:style-name="Tableau38.D1" office:value-type="float" office:value="14">
              <text:list xml:id="list171161325701199" text:continue-numbering="true" text:style-name="Num_5f_Exo">
                <text:list-header>
                  <text:h text:style-name="P47" text:outline-level="1">14</text:h>
                </text:list-header>
              </text:list>
            </table:table-cell>
          </table:table-row>
        </table:table-header-rows>
        <table:table-row table:style-name="Tableau38.1">
          <table:table-cell table:style-name="Tableau38.A2" office:value-type="string">
            <text:h text:style-name="_5f_Tableau_5f_Centré_5f_Gras" text:outline-level="1">Tarif (en €)</text:h>
          </table:table-cell>
          <table:table-cell table:style-name="Tableau38.B2" office:value-type="float" office:value="8">
            <text:list xml:id="list171159696893735" text:continue-numbering="true" text:style-name="Num_5f_Exo">
              <text:list-header>
                <text:h text:style-name="P42" text:outline-level="1">8</text:h>
              </text:list-header>
            </text:list>
          </table:table-cell>
          <table:table-cell table:style-name="Tableau38.B2" office:value-type="float" office:value="32">
            <text:list xml:id="list171160639765169" text:continue-numbering="true" text:style-name="Num_5f_Exo">
              <text:list-header>
                <text:h text:style-name="P42" text:outline-level="1">32</text:h>
              </text:list-header>
            </text:list>
          </table:table-cell>
          <table:table-cell table:style-name="Tableau38.D2" office:value-type="float" office:value="112">
            <text:list xml:id="list171161022688334" text:continue-numbering="true" text:style-name="Num_5f_Exo">
              <text:list-header>
                <text:h text:style-name="P42" text:outline-level="1">112</text:h>
              </text:list-header>
            </text:list>
          </table:table-cell>
        </table:table-row>
      </table:table>
      <text:list xml:id="list171161092530918" text:continue-list="list137417458" text:style-name="_5f_Numérotation_20_des_20_exercices">
        <text:list-header>
          <text:h text:style-name="P53" text:outline-level="1"><text:span text:style-name="_5f_Caractères_5f_gras"><text:span text:style-name="T28">Le tarif pratiqué par ce cinéma est-il proportionnel au nombre de séances ?</text:span></text:span></text:h>
        </text:list-header>
      </text:list>
      <text:h text:style-name="P25" text:outline-level="1"><text:span text:style-name="T53">Comme : </text:span><text:span text:style-name="T54"><draw:frame draw:style-name="fr6" draw:name="Objet13" text:anchor-type="as-char" svg:y="-0.326cm" svg:width="1.732cm" svg:height="0.409cm" draw:z-index="81"><draw:object xlink:href="./Object 1" xlink:type="simple" xlink:show="embed" xlink:actuate="onLoad"/><draw:image xlink:href="./ObjectReplacements/Object 1" xlink:type="simple" xlink:show="embed" xlink:actuate="onLoad"/><svg:desc>formula</svg:desc></draw:frame></text:span><text:span text:style-name="T52"> ; </text:span><text:span text:style-name="T52"><draw:frame draw:style-name="fr6" draw:name="Objet14" text:anchor-type="as-char" svg:y="-0.326cm" svg:width="1.956cm" svg:height="0.409cm" draw:z-index="82"><draw:object xlink:href="./Object 2" xlink:type="simple" xlink:show="embed" xlink:actuate="onLoad"/><draw:image xlink:href="./ObjectReplacements/Object 2" xlink:type="simple" xlink:show="embed" xlink:actuate="onLoad"/><svg:desc>formula</svg:desc></draw:frame></text:span><text:span text:style-name="T52"> et </text:span><text:span text:style-name="T52"><draw:frame draw:style-name="fr6" draw:name="Objet15" text:anchor-type="as-char" svg:y="-0.326cm" svg:width="2.404cm" svg:height="0.409cm" draw:z-index="83"><draw:object xlink:href="./Object 3" xlink:type="simple" xlink:show="embed" xlink:actuate="onLoad"/><draw:image xlink:href="./ObjectReplacements/Object 3" xlink:type="simple" xlink:show="embed" xlink:actuate="onLoad"/><svg:desc>formula</svg:desc></draw:frame></text:span></text:h>
      <text:h text:style-name="P25" text:outline-level="1"><text:span text:style-name="_5f_Caractères"><text:span text:style-name="T99">ce tableau est un tableau de proportionnalité de coefficient 8 qui correspond au prix d’une place de cinéma à savoir :</text:span></text:span><text:span text:style-name="_5f_Caractères"><text:span text:style-name="T98"> 8 €.</text:span></text:span></text:h>
      <text:list xml:id="list171159724274167" text:continue-numbering="true" text:style-name="_5f_Numérotation_20_des_20_exercices">
        <text:list-item>
          <text:h text:style-name="P54" text:outline-level="1"><text:span text:style-name="_5f_Caractères"><text:span text:style-name="T36">Un</text:span></text:span><text:span text:style-name="_5f_Caractères"><text:span text:style-name="T29"> fleuriste a affiché </text:span></text:span><text:span text:style-name="_5f_Caractères"><text:span text:style-name="T36">le</text:span></text:span><text:span text:style-name="_5f_Caractères"><text:span text:style-name="T29"> prix </text:span></text:span><text:span text:style-name="_5f_Caractères"><text:span text:style-name="T36">de ses roses à l’entrée de son magasin</text:span></text:span><text:span text:style-name="_5f_Caractères"><text:span text:style-name="T29">. </text:span></text:span><text:span text:style-name="_5f_Caractères"><text:span text:style-name="T36">Ce</text:span></text:span><text:span text:style-name="_5f_Caractères"><text:span text:style-name="T29"> prix est-il proportionnel au nombre de roses achetées?</text:span></text:span></text:h>
        </text:list-item>
      </text:list>
      <text:section text:style-name="Sect1" text:name="Section1">
        <text:list xml:id="list3754530757" text:style-name="List_20_1">
          <text:list-item>
            <text:h text:style-name="P33" text:outline-level="1"><text:span text:style-name="_5f_Caractères">3 roses : 7,20 € </text:span></text:h>
          </text:list-item>
          <text:list-item>
            <text:h text:style-name="P33" text:outline-level="1"><text:span text:style-name="_5f_Caractères">7 roses : 17,50 €</text:span></text:h>
          </text:list-item>
        </text:list>
      </text:section>
      <text:h text:style-name="P26" text:outline-level="1"><text:span text:style-name="corps"><text:span text:style-name="T73">Si </text:span></text:span><text:span text:style-name="corps"><text:span text:style-name="T74">trois</text:span></text:span><text:span text:style-name="corps"><text:span text:style-name="T73"> roses coûtent 7,20</text:span></text:span><text:span text:style-name="_5f_correction_20_surlignée"><text:span text:style-name="T67"> </text:span></text:span><text:span text:style-name="corps"><text:span text:style-name="T73">€ </text:span></text:span></text:h>
      <text:h text:style-name="P26" text:outline-level="1"><text:span text:style-name="corps"><text:span text:style-name="T73">alors une rose doit coûter</text:span></text:span><text:span text:style-name="_5f_correction_20_surlignée"><text:span text:style-name="T67"> </text:span></text:span><text:span text:style-name="corps"><text:span text:style-name="T73">:</text:span></text:span><text:span text:style-name="_5f_correction_20_surlignée"><text:span text:style-name="T67"> </text:span></text:span><text:span text:style-name="corps"><text:span text:style-name="T73">7,20</text:span></text:span><text:span text:style-name="_5f_correction_20_surlignée"><text:span text:style-name="T67"> </text:span></text:span><text:span text:style-name="corps"><text:span text:style-name="T73">€</text:span></text:span><text:span text:style-name="_5f_correction_20_surlignée"><text:span text:style-name="T67"> </text:span></text:span><text:span text:style-name="corps"><text:span text:style-name="T76"></text:span></text:span><text:span text:style-name="_5f_correction_20_surlignée"><text:span text:style-name="T68"> </text:span></text:span><text:span text:style-name="corps"><text:span text:style-name="T75">3</text:span></text:span><text:span text:style-name="_5f_correction_20_surlignée"><text:span text:style-name="T69"> </text:span></text:span><text:span text:style-name="corps"><text:span text:style-name="T75">=</text:span></text:span><text:span text:style-name="_5f_correction_20_surlignée"><text:span text:style-name="T69"> </text:span></text:span><text:span text:style-name="corps"><text:span text:style-name="T73">2,40</text:span></text:span><text:span text:style-name="_5f_correction_20_surlignée"><text:span text:style-name="T67"> </text:span></text:span><text:span text:style-name="corps"><text:span text:style-name="T73">€ <text:s/></text:span></text:span></text:h>
      <text:h text:style-name="P26" text:outline-level="1"><text:span text:style-name="corps"><text:span text:style-name="T74">e</text:span></text:span><text:span text:style-name="corps"><text:span text:style-name="T73">t </text:span></text:span><text:span text:style-name="corps"><text:span text:style-name="T74">sept</text:span></text:span><text:span text:style-name="corps"><text:span text:style-name="T73"> roses devraient coûter</text:span></text:span><text:span text:style-name="_5f_correction_20_surlignée"><text:span text:style-name="T67"> </text:span></text:span><text:span text:style-name="corps"><text:span text:style-name="T73"> :</text:span></text:span><text:span text:style-name="_5f_correction_20_surlignée"><text:span text:style-name="T67"> </text:span></text:span><text:span text:style-name="corps"><text:span text:style-name="T73">7</text:span></text:span><text:span text:style-name="_5f_correction_20_surlignée"><text:span text:style-name="T67"> </text:span></text:span><text:span text:style-name="_5f_Caractères_5f_gras"><text:span text:style-name="T70">×</text:span></text:span><text:span text:style-name="_5f_correction_20_surlignée"><text:span text:style-name="T71"> </text:span></text:span><text:span text:style-name="corps"><text:span text:style-name="T73">2,40 €</text:span></text:span><text:span text:style-name="_5f_correction_20_surlignée"><text:span text:style-name="T67"> </text:span></text:span><text:span text:style-name="corps"><text:span text:style-name="T73">=</text:span></text:span><text:span text:style-name="_5f_correction_20_surlignée"><text:span text:style-name="T67"> </text:span></text:span><text:span text:style-name="corps"><text:span text:style-name="T73">16,80</text:span></text:span><text:span text:style-name="_5f_correction_20_surlignée"><text:span text:style-name="T67"> </text:span></text:span><text:span text:style-name="corps"><text:span text:style-name="T73">€.</text:span></text:span></text:h>
      <text:h text:style-name="P26" text:outline-level="1"><text:span text:style-name="corps"><text:span text:style-name="T103">Ce n’est donc pas une situation de proportionnalité et ce n’est pas avantageux d’acheter </text:span></text:span><text:span text:style-name="corps"><text:span text:style-name="T104">sept</text:span></text:span><text:span text:style-name="corps"><text:span text:style-name="T103"> roses à ce prix.</text:span></text:span></text:h>
      <text:list xml:id="list171160862782611" text:continue-list="list171159724274167" text:style-name="_5f_Numérotation_20_des_20_exercices">
        <text:list-item>
          <text:h text:style-name="P55" text:outline-level="1"><text:span text:style-name="_5f_Caractères_5f_gras"><text:span text:style-name="T34">En justifiant ta réponse à partir du tableau ci-dessous, dis si l</text:span></text:span><text:span text:style-name="_5f_Caractères_5f_gras"><text:span text:style-name="T30">e nombre de pas indiqué par mon podomètre est proportionnel à la distance parcourue.</text:span></text:span></text:h>
        </text:list-item>
      </text:list>
      <table:table table:name="Tableau1" table:style-name="Tableau1">
        <table:table-column table:style-name="Tableau1.A"/>
        <table:table-column table:style-name="Tableau1.B"/>
        <table:table-column table:style-name="Tableau1.C"/>
        <table:table-column table:style-name="Tableau1.D"/>
        <table:table-header-rows>
          <table:table-row table:style-name="Tableau1.1">
            <table:table-cell table:style-name="Tableau1.A1" office:value-type="string">
              <text:list xml:id="list171160234258616" text:continue-list="list171161022688334" text:style-name="Num_5f_Exo">
                <text:list-header>
                  <text:h text:style-name="P46" text:outline-level="1">Nombre de pas</text:h>
                </text:list-header>
              </text:list>
            </table:table-cell>
            <table:table-cell table:style-name="Tableau1.B1" office:value-type="float" office:value="100">
              <text:list xml:id="list171161211883078" text:continue-numbering="true" text:style-name="Num_5f_Exo">
                <text:list-header>
                  <text:h text:style-name="P48" text:outline-level="1">100</text:h>
                </text:list-header>
              </text:list>
            </table:table-cell>
            <table:table-cell table:style-name="Tableau1.C1" office:value-type="string">
              <text:list xml:id="list171159790297435" text:continue-numbering="true" text:style-name="Num_5f_Exo">
                <text:list-header>
                  <text:h text:style-name="P48" text:outline-level="1">1<text:span text:style-name="_5f_Caractères"><text:span text:style-name="T95"> </text:span></text:span>590</text:h>
                </text:list-header>
              </text:list>
            </table:table-cell>
            <table:table-cell table:style-name="Tableau1.D1" office:value-type="string">
              <text:list xml:id="list171159875545513" text:continue-numbering="true" text:style-name="Num_5f_Exo">
                <text:list-header>
                  <text:h text:style-name="P48" text:outline-level="1">2<text:span text:style-name="_5f_Caractères"><text:span text:style-name="T95"> </text:span></text:span>380</text:h>
                </text:list-header>
              </text:list>
            </table:table-cell>
          </table:table-row>
        </table:table-header-rows>
        <table:table-row table:style-name="Tableau1.1">
          <table:table-cell table:style-name="Tableau1.A2" office:value-type="string">
            <text:list xml:id="list171159827637310" text:continue-numbering="true" text:style-name="Num_5f_Exo">
              <text:list-header>
                <text:h text:style-name="P46" text:outline-level="1">Distance (en m)</text:h>
              </text:list-header>
            </text:list>
          </table:table-cell>
          <table:table-cell table:style-name="Tableau1.B2" office:value-type="float" office:value="70">
            <text:list xml:id="list171161603470358" text:continue-numbering="true" text:style-name="Num_5f_Exo">
              <text:list-header>
                <text:h text:style-name="P43" text:outline-level="1">70</text:h>
              </text:list-header>
            </text:list>
          </table:table-cell>
          <table:table-cell table:style-name="Tableau1.C2" office:value-type="string">
            <text:list xml:id="list171160408196992" text:continue-numbering="true" text:style-name="Num_5f_Exo">
              <text:list-header>
                <text:h text:style-name="P43" text:outline-level="1">1<text:span text:style-name="_5f_Caractères"><text:span text:style-name="T96"> </text:span></text:span>113</text:h>
              </text:list-header>
            </text:list>
          </table:table-cell>
          <table:table-cell table:style-name="Tableau1.D2" office:value-type="string">
            <text:list xml:id="list171160885012655" text:continue-numbering="true" text:style-name="Num_5f_Exo">
              <text:list-header>
                <text:h text:style-name="P43" text:outline-level="1">1<text:span text:style-name="_5f_Caractères"><text:span text:style-name="T96"> </text:span></text:span>666</text:h>
              </text:list-header>
            </text:list>
          </table:table-cell>
        </table:table-row>
      </table:table>
      <text:h text:style-name="P25" text:outline-level="1"><text:span text:style-name="_5f_Caractères"><draw:frame draw:style-name="fr7" draw:name="Objet4" text:anchor-type="as-char" svg:y="-0.534cm" svg:width="1.931cm" svg:height="0.87cm" draw:z-index="84"><draw:object xlink:href="./Object 4" xlink:type="simple" xlink:show="embed" xlink:actuate="onLoad"/><draw:image xlink:href="./ObjectReplacements/Object 4" xlink:type="simple" xlink:show="embed" xlink:actuate="onLoad"/><svg:desc>formula</svg:desc></draw:frame></text:span><text:span text:style-name="_5f_Caractères"><draw:frame draw:style-name="fr7" draw:name="Objet5" text:anchor-type="as-char" svg:y="-0.534cm" svg:width="2.26cm" svg:height="0.87cm" draw:z-index="85"><draw:object xlink:href="./Object 5" xlink:type="simple" xlink:show="embed" xlink:actuate="onLoad"/><draw:image xlink:href="./ObjectReplacements/Object 5" xlink:type="simple" xlink:show="embed" xlink:actuate="onLoad"/><svg:desc>formula</svg:desc></draw:frame></text:span><text:span text:style-name="_5f_Caractères"><draw:frame draw:style-name="fr7" draw:name="Objet6" text:anchor-type="as-char" svg:y="-0.534cm" svg:width="2.26cm" svg:height="0.87cm" draw:z-index="86"><draw:object xlink:href="./Object 6" xlink:type="simple" xlink:show="embed" xlink:actuate="onLoad"/><draw:image xlink:href="./ObjectReplacements/Object 6" xlink:type="simple" xlink:show="embed" xlink:actuate="onLoad"/><svg:desc>formula</svg:desc></draw:frame></text:span></text:h>
      <text:h text:style-name="P25" text:outline-level="1"><text:span text:style-name="Bold_5f_niv1"><text:span text:style-name="T55">Le </text:span></text:span><text:span text:style-name="Bold_5f_niv1"><text:span text:style-name="T56">nombre de pas indiqué par mon podomètre</text:span></text:span><text:span text:style-name="Bold_5f_niv1"><text:span text:style-name="T55"> </text:span></text:span><text:span text:style-name="Bold_5f_niv1"><text:span text:style-name="T57">est </text:span></text:span><text:span text:style-name="Bold_5f_niv1"><text:span text:style-name="T58">donc </text:span></text:span><text:span text:style-name="Bold_5f_niv1"><text:span text:style-name="T55">proportionnel </text:span></text:span><text:span text:style-name="Bold_5f_niv1"><text:span text:style-name="T57">la distance parcourue</text:span></text:span><text:span text:style-name="Bold_5f_niv1"><text:span text:style-name="T55">.</text:span></text:span></text:h>
      <text:list xml:id="list171160513415185" text:continue-list="list171160862782611" text:style-name="_5f_Numérotation_20_des_20_exercices">
        <text:list-item>
          <text:h text:style-name="P54" text:outline-level="1"><text:span text:style-name="_5f_Caractères_5f_gras"><text:span text:style-name="T33">En justifiant ta réponse, indique si l</text:span></text:span><text:span text:style-name="_5f_Caractères_5f_gras"><text:span text:style-name="T30">es situations </text:span></text:span><text:span text:style-name="_5f_Caractères_5f_gras"><text:span text:style-name="T33">suivantes </text:span></text:span><text:span text:style-name="_5f_Caractères_5f_gras"><text:span text:style-name="T30">relèvent d’une situation de proportionnalité </text:span></text:span><text:span text:style-name="_5f_Caractères_5f_gras"><text:span text:style-name="T33">ou pas.</text:span></text:span></text:h>
          <text:list>
            <text:list-item>
              <text:p text:style-name="P36"><text:span text:style-name="_5f_Caractères">Daniell</text:span><text:span text:style-name="_5f_Caractères"><text:span text:style-name="T93">e</text:span></text:span><text:span text:style-name="_5f_Caractères"> a planté dans son potager </text:span><text:span text:style-name="_5f_Caractères"><text:span text:style-name="T92">huit</text:span></text:span><text:span text:style-name="_5f_Caractères"> pieds de tomates et en a récolté 14 kg. L’an passé, il en avait planté </text:span><text:span text:style-name="_5f_Caractères"><text:span text:style-name="T92">douze</text:span></text:span><text:span text:style-name="_5f_Caractères"> pieds et en avait récolté 18 kg.</text:span></text:p>
              <text:p text:style-name="P37"><text:span text:style-name="_5f_Caractères"><text:span text:style-name="T79">On a : </text:span></text:span><text:span text:style-name="_5f_Caractères"><text:span text:style-name="T79"><draw:frame draw:style-name="fr6" draw:name="Objet23" text:anchor-type="as-char" svg:y="-0.534cm" svg:width="0.716cm" svg:height="0.87cm" draw:z-index="89"><draw:object xlink:href="./Object 9" xlink:type="simple" xlink:show="embed" xlink:actuate="onLoad"/><draw:image xlink:href="./ObjectReplacements/Object 9" xlink:type="simple" xlink:show="embed" xlink:actuate="onLoad"/><svg:desc>formula</svg:desc></draw:frame></text:span></text:span><text:span text:style-name="_5f_Caractères"><text:span text:style-name="T79">= </text:span></text:span><text:span text:style-name="_5f_Caractères"><text:span text:style-name="T79"><draw:frame draw:style-name="fr6" draw:name="Objet24" text:anchor-type="as-char" svg:y="-0.534cm" svg:width="0.492cm" svg:height="0.87cm" draw:z-index="90"><draw:object xlink:href="./Object 10" xlink:type="simple" xlink:show="embed" xlink:actuate="onLoad"/><draw:image xlink:href="./ObjectReplacements/Object 10" xlink:type="simple" xlink:show="embed" xlink:actuate="onLoad"/><svg:desc>formula</svg:desc></draw:frame></text:span></text:span><text:span text:style-name="_5f_Caractères"><text:span text:style-name="T79"><text:s text:c="2"/></text:span></text:span><text:span text:style-name="_5f_Caractères"><text:span text:style-name="T80">et <text:s/></text:span></text:span><text:span text:style-name="_5f_Caractères"><text:span text:style-name="T80"><draw:frame draw:style-name="fr6" draw:name="Objet25" text:anchor-type="as-char" svg:y="-0.534cm" svg:width="0.716cm" svg:height="0.87cm" draw:z-index="91"><draw:object xlink:href="./Object 11" xlink:type="simple" xlink:show="embed" xlink:actuate="onLoad"/><draw:image xlink:href="./ObjectReplacements/Object 11" xlink:type="simple" xlink:show="embed" xlink:actuate="onLoad"/><svg:desc>formula</svg:desc></draw:frame></text:span></text:span><text:span text:style-name="_5f_Caractères"><text:span text:style-name="T81">= </text:span></text:span><text:span text:style-name="_5f_Caractères"><text:span text:style-name="T81"><draw:frame draw:style-name="fr6" draw:name="Objet28" text:anchor-type="as-char" svg:y="-0.534cm" svg:width="0.492cm" svg:height="0.87cm" draw:z-index="92"><draw:object xlink:href="./Object 12" xlink:type="simple" xlink:show="embed" xlink:actuate="onLoad"/><draw:image xlink:href="./ObjectReplacements/Object 12" xlink:type="simple" xlink:show="embed" xlink:actuate="onLoad"/><svg:desc>formula</svg:desc></draw:frame></text:span></text:span></text:p>
              <text:p text:style-name="P37"><text:span text:style-name="_5f_Caractères"><text:span text:style-name="T78">Comme : </text:span></text:span><text:span text:style-name="_5f_Caractères"><text:span text:style-name="T78"><draw:frame draw:style-name="fr6" draw:name="Objet29" text:anchor-type="as-char" svg:y="-0.534cm" svg:width="0.492cm" svg:height="0.87cm" draw:z-index="87"><draw:object xlink:href="./Object 7" xlink:type="simple" xlink:show="embed" xlink:actuate="onLoad"/><draw:image xlink:href="./ObjectReplacements/Object 7" xlink:type="simple" xlink:show="embed" xlink:actuate="onLoad"/><svg:desc>formula</svg:desc></draw:frame></text:span></text:span><text:span text:style-name="_5f_correction_20_surlignée"><text:span text:style-name="T60">≠</text:span></text:span><text:span text:style-name="_5f_correction_20_surlignée"><text:span text:style-name="T61"> </text:span></text:span><text:span text:style-name="_5f_correction_20_surlignée"><text:span text:style-name="T61"><draw:frame draw:style-name="fr6" draw:name="Objet30" text:anchor-type="as-char" svg:y="-0.534cm" svg:width="0.492cm" svg:height="0.87cm" draw:z-index="88"><draw:object xlink:href="./Object 8" xlink:type="simple" xlink:show="embed" xlink:actuate="onLoad"/><draw:image xlink:href="./ObjectReplacements/Object 8" xlink:type="simple" xlink:show="embed" xlink:actuate="onLoad"/><svg:desc>formula</svg:desc></draw:frame></text:span></text:span><text:span text:style-name="_5f_correction_20_surlignée"><text:span text:style-name="T61">, </text:span></text:span><text:span text:style-name="_5f_correction_20_surlignée"><text:span text:style-name="T62">cette situation ne relève pas de la proportionnalité. <text:s/></text:span></text:span></text:p>
            </text:list-item>
            <text:list-item>
              <text:p text:style-name="P35"><text:span text:style-name="_5f_Caractères">À 6 ans, Armand chaussait du 30 et à 18 ans, il chausse du 42.</text:span></text:p>
              <text:p text:style-name="P37"><text:span text:style-name="_5f_Caractères"><text:span text:style-name="T100">Si la situation était une situation de proportionnalité, à sa naissance, Armand n’aurait pas de pied et s</text:span></text:span><text:span text:style-name="_5f_Caractères"><text:span text:style-name="T101">es pieds</text:span></text:span><text:span text:style-name="_5f_Caractères"><text:span text:style-name="T100"> continueraient à grandir jusqu’à sa mort.</text:span></text:span></text:p>
            </text:list-item>
            <text:list-item>
              <text:p text:style-name="P38"><text:span text:style-name="_5f_Caractères">Un piéton se promène à allure régulière le long des quais de la Seine et parcourt 3,5 km en 1 h 30.</text:span></text:p>
            </text:list-item>
          </text:list>
        </text:list-item>
      </text:list>
      <text:h text:style-name="P25" text:outline-level="1"><text:span text:style-name="_5f_correction_20_surlignée"><text:span text:style-name="T63">Comme il est indiqu</text:span></text:span><text:span text:style-name="_5f_correction_20_surlignée"><text:span text:style-name="T64">é</text:span></text:span><text:span text:style-name="_5f_correction_20_surlignée"><text:span text:style-name="T63"> dans le texte que la vitesse</text:span></text:span><text:span text:style-name="_5f_correction_20_surlignée"><text:span text:style-name="T72"> </text:span></text:span><text:span text:style-name="_5f_correction_20_surlignée"><text:span text:style-name="T63">du piéton est régulière, nous pouvons en déduire que cette situation relève bien d’une situation de proportionnalité</text:span></text:span><text:span text:style-name="_5f_correction_20_surlignée"><text:span text:style-name="T59">.</text:span></text:span></text:h>
      <text:list xml:id="list171160196882738" text:continue-numbering="true" text:style-name="_5f_Numérotation_20_des_20_exercices">
        <text:list-item>
          <text:list>
            <text:list-item>
              <text:p text:style-name="P35"><text:span text:style-name="_5f_Caractères">Un commerçant a décidé de faire une journée promotion en baissant tous les prix de 10 %.</text:span></text:p>
            </text:list-item>
          </text:list>
        </text:list-item>
      </text:list>
      <text:h text:style-name="P25" text:outline-level="1"><text:span text:style-name="_5f_correction_20_surlignée"><text:span text:style-name="T65">Comme, pour obtenir le nouveau prix d’un article soldé à m</text:span></text:span><text:span text:style-name="_5f_Caractères"><text:span text:style-name="T82">o</text:span></text:span><text:span text:style-name="_5f_correction_20_surlignée"><text:span text:style-name="T65">ins 10</text:span></text:span><text:span text:style-name="_5f_correction_20_surlignée"><text:span text:style-name="T66"> </text:span></text:span><text:span text:style-name="_5f_correction_20_surlignée"><text:span text:style-name="T65">%, il suffit de multiplier l’ancien prix par (100</text:span></text:span><text:span text:style-name="_5f_correction_20_surlignée"><text:span text:style-name="T66"> </text:span></text:span><text:span text:style-name="_5f_correction_20_surlignée"><text:span text:style-name="T65">–</text:span></text:span><text:span text:style-name="_5f_correction_20_surlignée"><text:span text:style-name="T66"> </text:span></text:span><text:span text:style-name="_5f_correction_20_surlignée"><text:span text:style-name="T65">10)</text:span></text:span><text:span text:style-name="_5f_correction_20_surlignée"><text:span text:style-name="T66"> </text:span></text:span><text:span text:style-name="_5f_correction_20_surlignée"><text:span text:style-name="T65">% soit 90</text:span></text:span><text:span text:style-name="_5f_Caractères"><text:span text:style-name="T83"> </text:span></text:span><text:span text:style-name="_5f_correction_20_surlignée"><text:span text:style-name="T65">%, cette situation traduit bien une situation de proportionnalité.</text:span></text:span></text:h>
      <text:list xml:id="list171160232825218" text:continue-numbering="true" text:style-name="_5f_Numérotation_20_des_20_exercices">
        <text:list-item>
          <text:h text:style-name="P56" text:outline-level="1"><text:span text:style-name="_5f_Caractères">On considère un cercle de rayon </text:span><text:span text:style-name="_5f_Caractères"><text:span text:style-name="T97">r</text:span></text:span><text:span text:style-name="_5f_Caractères"> <text:line-break/>et un carré de côté </text:span><text:span text:style-name="_5f_Caractères"><text:span text:style-name="T97">c</text:span></text:span><text:span text:style-name="_5f_Caractères">. Les formules permettant de calculer</text:span><text:span text:style-name="_5f_Caractères"><text:span text:style-name="T94"> </text:span></text:span><text:span text:style-name="_5f_Caractères">:</text:span></text:h>
        </text:list-item>
      </text:list>
      <text:list xml:id="list171159646531048" text:continue-list="list3754530757" text:style-name="List_20_1">
        <text:list-item>
          <text:h text:style-name="P33" text:outline-level="1"><text:span text:style-name="_5f_Caractères"><text:span text:style-name="T45">l'aire </text:span></text:span><text:span text:style-name="_5f_Caractères"><text:span text:style-name="T47">de ce</text:span></text:span><text:span text:style-name="_5f_Caractères"><text:span text:style-name="T37"> cercle est </text:span></text:span><text:span text:style-name="_5f_Caractères"><text:span text:style-name="T39">π</text:span></text:span><text:span text:style-name="_5f_Caractères"><text:span text:style-name="T37">r² et sa circonférence</text:span></text:span><text:span text:style-name="_5f_Caractères"><text:span text:style-name="T38"> </text:span></text:span><text:span text:style-name="_5f_Caractères"><text:span text:style-name="T37">: </text:span></text:span><text:span text:style-name="_5f_Caractères"><text:span text:style-name="T50"> </text:span></text:span><text:span text:style-name="_5f_Caractères"><text:span text:style-name="T40">2</text:span></text:span><text:span text:style-name="_5f_Caractères"><text:span text:style-name="T41">π</text:span></text:span><text:span text:style-name="_5f_Caractères"><text:span text:style-name="T40">r.</text:span></text:span></text:h>
        </text:list-item>
        <text:list-item>
          <text:h text:style-name="P33" text:outline-level="1"><text:span text:style-name="_5f_Caractères"><text:span text:style-name="T46">l</text:span></text:span><text:span text:style-name="_5f_Caractères"><text:span text:style-name="T45">e périmètre </text:span></text:span><text:span text:style-name="_5f_Caractères"><text:span text:style-name="T46">d</text:span></text:span><text:span text:style-name="_5f_Caractères"><text:span text:style-name="T47">e ce </text:span></text:span><text:span text:style-name="_5f_Caractères"><text:span text:style-name="T46">carré</text:span></text:span><text:span text:style-name="_5f_Caractères"><text:span text:style-name="T45"> </text:span></text:span><text:span text:style-name="_5f_Caractères"><text:span text:style-name="T47">est </text:span></text:span><text:span text:style-name="_5f_Caractères"><text:span text:style-name="T45">4</text:span></text:span><text:span text:style-name="_5f_Caractères"><text:span text:style-name="T51">c</text:span></text:span><text:span text:style-name="_5f_Caractères"><text:span text:style-name="T45"> </text:span></text:span><text:span text:style-name="_5f_Caractères"><text:span text:style-name="T46">et son aire</text:span></text:span><text:span text:style-name="_5f_Caractères"><text:span text:style-name="T48"> </text:span></text:span><text:span text:style-name="_5f_Caractères"><text:span text:style-name="T46">:</text:span></text:span><text:span text:style-name="_5f_Caractères"><text:span text:style-name="T49"> </text:span></text:span><text:span text:style-name="_5f_Caractères"><text:span text:style-name="T51">c</text:span></text:span><text:span text:style-name="_5f_Caractères"><text:span text:style-name="T45">².</text:span></text:span></text:h>
        </text:list-item>
      </text:list>
      <text:list xml:id="list171160885948029" text:continue-list="list171160232825218" text:style-name="_5f_Numérotation_20_des_20_exercices">
        <text:list-item>
          <text:list>
            <text:list-item>
              <text:p text:style-name="P39"><text:span text:style-name="_5f_Caractères">Identifie les grandeurs utilisées.</text:span></text:p>
            </text:list-item>
          </text:list>
        </text:list-item>
      </text:list>
      <text:h text:style-name="_5f_Paragraphe_5f_Correction" text:outline-level="1"><text:span text:style-name="_5f_Caractères">Les grandeurs sont le rayon du cercle, la longueur du côté du carré, le périmètre et l'aire.</text:span></text:h>
      <text:list xml:id="list171161247420668" text:continue-numbering="true" text:style-name="_5f_Numérotation_20_des_20_exercices">
        <text:list-item>
          <text:list>
            <text:list-item>
              <text:p text:style-name="P35"><text:span text:style-name="_5f_Caractères">Quelles sont les grandeurs proportionnelles entre elles ?</text:span></text:p>
            </text:list-item>
          </text:list>
        </text:list-item>
      </text:list>
      <text:h text:style-name="P27" text:outline-level="1"><text:span text:style-name="_5f_Caractères"><text:span text:style-name="T77">C</text:span></text:span><text:span text:style-name="_5f_Caractères"><text:span text:style-name="T84">omme </text:span></text:span><text:span text:style-name="_5f_Caractères"><text:span text:style-name="T42">2</text:span></text:span><text:span text:style-name="_5f_Caractères"><text:span text:style-name="T43">π</text:span></text:span><text:span text:style-name="_5f_Caractères"><text:span text:style-name="T84"> est un nombre constant, l</text:span></text:span><text:span text:style-name="_5f_Caractères"><text:span text:style-name="T77">e périmètre du cercle et le rayon d</text:span></text:span><text:span text:style-name="_5f_Caractères"><text:span text:style-name="T85">e ce</text:span></text:span><text:span text:style-name="_5f_Caractères"><text:span text:style-name="T77"> cercle sont proportionnels.</text:span></text:span></text:h>
      <text:h text:style-name="P27" text:outline-level="1"><text:span text:style-name="_5f_Caractères"><text:span text:style-name="T77"/></text:span></text:h>
      <text:h text:style-name="P27" text:outline-level="1"><text:span text:style-name="_5f_Caractères"><text:span text:style-name="T87">C</text:span></text:span><text:span text:style-name="_5f_Caractères"><text:span text:style-name="T88">omme </text:span></text:span><text:span text:style-name="_5f_Caractères"><text:span text:style-name="T89">4</text:span></text:span><text:span text:style-name="_5f_Caractères"><text:span text:style-name="T44"> </text:span></text:span><text:span text:style-name="_5f_Caractères"><text:span text:style-name="T88">est un nombre constant, l</text:span></text:span><text:span text:style-name="_5f_Caractères"><text:span text:style-name="T77">e périmètre du carré et </text:span></text:span><text:span text:style-name="_5f_Caractères"><text:span text:style-name="T90">le </text:span></text:span><text:span text:style-name="_5f_Caractères"><text:span text:style-name="T87">côté d</text:span></text:span><text:span text:style-name="_5f_Caractères"><text:span text:style-name="T89">e ce</text:span></text:span><text:span text:style-name="_5f_Caractères"><text:span text:style-name="T87"> carré</text:span></text:span><text:span text:style-name="_5f_Caractères"><text:span text:style-name="T77"> sont proportionnels.</text:span></text:span></text:h>
      <text:list xml:id="list171161236403267" text:continue-numbering="true" text:style-name="_5f_Numérotation_20_des_20_exercices">
        <text:list-item>
          <text:h text:style-name="P41" text:outline-level="1"><text:span text:style-name="_5f_Caractères">Explique pourquoi les tableaux suivants ne sont pas des tableaux de proportionnalité.</text:span></text:h>
        </text:list-item>
      </text:list>
      <table:table table:name="Tableau5" table:style-name="Tableau5">
        <table:table-column table:style-name="Tableau5.A"/>
        <table:table-column table:style-name="Tableau5.B" table:number-columns-repeated="3"/>
        <table:table-row table:style-name="Tableau5.1">
          <table:table-cell table:style-name="Tableau5.A1" office:value-type="string">
            <text:list xml:id="list171161582508312" text:continue-numbering="true" text:style-name="_5f_Numérotation_20_des_20_exercices">
              <text:list-item>
                <text:list>
                  <text:list-item>
                    <text:h text:style-name="P50" text:outline-level="1"/>
                  </text:list-item>
                </text:list>
              </text:list-item>
            </text:list>
          </table:table-cell>
          <table:table-cell table:style-name="Tableau5.B1" office:value-type="float" office:value="10">
            <text:h text:style-name="P49" text:outline-level="1">10</text:h>
          </table:table-cell>
          <table:table-cell table:style-name="Tableau5.B1" office:value-type="float" office:value="15">
            <text:h text:style-name="P49" text:outline-level="1">15</text:h>
          </table:table-cell>
          <table:table-cell table:style-name="Tableau5.D1" office:value-type="float" office:value="30">
            <text:h text:style-name="P49" text:outline-level="1">30</text:h>
          </table:table-cell>
        </table:table-row>
        <table:table-row table:style-name="Tableau5.2">
          <table:table-cell table:style-name="Tableau5.A1" office:value-type="string">
            <text:h text:style-name="P51" text:outline-level="1"/>
          </table:table-cell>
          <table:table-cell table:style-name="Tableau5.B2" office:value-type="float" office:value="15">
            <text:h text:style-name="P44" text:outline-level="1">15</text:h>
          </table:table-cell>
          <table:table-cell table:style-name="Tableau5.B2" office:value-type="float" office:value="25">
            <text:h text:style-name="P44" text:outline-level="1">25</text:h>
          </table:table-cell>
          <table:table-cell table:style-name="Tableau5.D2" office:value-type="string">
            <text:h text:style-name="P44" text:outline-level="1">50</text:h>
          </table:table-cell>
        </table:table-row>
      </table:table>
      <text:p text:style-name="P34"><text:span text:style-name="_5f_Caractères"><draw:frame draw:style-name="fr5" draw:name="Objet3" text:anchor-type="as-char" svg:y="-0.534cm" svg:width="1.508cm" svg:height="0.87cm" draw:z-index="101"><draw:object xlink:href="./Object 15" xlink:type="simple" xlink:show="embed" xlink:actuate="onLoad"/><draw:image xlink:href="./ObjectReplacements/Object 15" xlink:type="simple" xlink:show="embed" xlink:actuate="onLoad"/><svg:desc>formule</svg:desc></draw:frame></text:span><text:span text:style-name="_5f_Caractères"><text:span text:style-name="T98"><text:s/></text:span></text:span><text:span text:style-name="_5f_Caractères"><text:span text:style-name="T86">mais </text:span></text:span><text:span text:style-name="_5f_Caractères"><text:span text:style-name="T86"><draw:frame draw:style-name="fr5" draw:name="Objet7" text:anchor-type="as-char" svg:y="-0.534cm" svg:width="1.508cm" svg:height="0.87cm" draw:z-index="102"><draw:object xlink:href="./Object 16" xlink:type="simple" xlink:show="embed" xlink:actuate="onLoad"/><draw:image xlink:href="./ObjectReplacements/Object 16" xlink:type="simple" xlink:show="embed" xlink:actuate="onLoad"/><svg:desc>formule</svg:desc></draw:frame></text:span></text:span></text:p>
      <table:table table:name="Tableau27" table:style-name="Tableau27">
        <table:table-column table:style-name="Tableau27.A"/>
        <table:table-column table:style-name="Tableau27.B"/>
        <table:table-column table:style-name="Tableau27.C"/>
        <table:table-row table:style-name="Tableau27.1">
          <table:table-cell table:style-name="Tableau27.A1" office:value-type="string">
            <text:list xml:id="list171159643727277" text:continue-numbering="true" text:style-name="_5f_Numérotation_20_des_20_exercices">
              <text:list-item>
                <text:list>
                  <text:list-item>
                    <text:h text:style-name="P50" text:outline-level="1"/>
                  </text:list-item>
                </text:list>
              </text:list-item>
            </text:list>
          </table:table-cell>
          <table:table-cell table:style-name="Tableau27.B1" office:value-type="float" office:value="8">
            <text:h text:style-name="P49" text:outline-level="1">8</text:h>
          </table:table-cell>
          <table:table-cell table:style-name="Tableau27.C1" office:value-type="float" office:value="15">
            <text:h text:style-name="P49" text:outline-level="1">15</text:h>
          </table:table-cell>
        </table:table-row>
        <table:table-row table:style-name="Tableau27.1">
          <table:table-cell table:style-name="Tableau27.A1" office:value-type="string">
            <text:h text:style-name="P51" text:outline-level="1"/>
          </table:table-cell>
          <table:table-cell table:style-name="Tableau27.B2" office:value-type="float" office:value="20">
            <text:h text:style-name="P44" text:outline-level="1">20</text:h>
          </table:table-cell>
          <table:table-cell table:style-name="Tableau27.C2" office:value-type="float" office:value="40">
            <text:h text:style-name="P44" text:outline-level="1">40</text:h>
          </table:table-cell>
        </table:table-row>
      </table:table>
      <text:p text:style-name="P34"><text:span text:style-name="_5f_Caractères"><draw:frame draw:style-name="fr5" draw:name="Objet8" text:anchor-type="as-char" svg:y="-0.534cm" svg:width="1.508cm" svg:height="0.87cm" draw:z-index="103"><draw:object xlink:href="./Object 17" xlink:type="simple" xlink:show="embed" xlink:actuate="onLoad"/><draw:image xlink:href="./ObjectReplacements/Object 17" xlink:type="simple" xlink:show="embed" xlink:actuate="onLoad"/><svg:desc>formule</svg:desc></draw:frame></text:span><text:span text:style-name="_5f_Caractères"><text:span text:style-name="T98"><text:s/></text:span></text:span><text:span text:style-name="_5f_Caractères"><text:span text:style-name="T86">mais </text:span></text:span><text:span text:style-name="_5f_Caractères"><text:span text:style-name="T86"><draw:frame draw:style-name="fr5" draw:name="Objet10" text:anchor-type="as-char" svg:y="-0.534cm" svg:width="1.508cm" svg:height="0.87cm" draw:z-index="104"><draw:object xlink:href="./Object 18" xlink:type="simple" xlink:show="embed" xlink:actuate="onLoad"/><draw:image xlink:href="./ObjectReplacements/Object 18" xlink:type="simple" xlink:show="embed" xlink:actuate="onLoad"/><svg:desc>formule</svg:desc></draw:frame></text:span></text:span></text:p>
      <table:table table:name="Tableau6" table:style-name="Tableau6">
        <table:table-column table:style-name="Tableau6.A"/>
        <table:table-column table:style-name="Tableau6.B" table:number-columns-repeated="3"/>
        <table:table-row table:style-name="Tableau6.1">
          <table:table-cell table:style-name="Tableau6.A1" office:value-type="string">
            <text:list xml:id="list171160924500261" text:continue-numbering="true" text:style-name="_5f_Numérotation_20_des_20_exercices">
              <text:list-item>
                <text:list>
                  <text:list-item>
                    <text:h text:style-name="P50" text:outline-level="1"/>
                  </text:list-item>
                </text:list>
              </text:list-item>
            </text:list>
          </table:table-cell>
          <table:table-cell table:style-name="Tableau6.B1" office:value-type="float" office:value="20">
            <text:h text:style-name="P49" text:outline-level="1">20</text:h>
          </table:table-cell>
          <table:table-cell table:style-name="Tableau6.B1" office:value-type="float" office:value="60">
            <text:h text:style-name="P49" text:outline-level="1">60</text:h>
          </table:table-cell>
          <table:table-cell table:style-name="Tableau6.D1" office:value-type="float" office:value="80">
            <text:h text:style-name="P49" text:outline-level="1">80</text:h>
          </table:table-cell>
        </table:table-row>
        <table:table-row table:style-name="Tableau6.2">
          <table:table-cell table:style-name="Tableau6.A1" office:value-type="string">
            <text:h text:style-name="P51" text:outline-level="1"/>
          </table:table-cell>
          <table:table-cell table:style-name="Tableau6.B2" office:value-type="float" office:value="50">
            <text:h text:style-name="P44" text:outline-level="1">50</text:h>
          </table:table-cell>
          <table:table-cell table:style-name="Tableau6.B2" office:value-type="float" office:value="150">
            <text:h text:style-name="P44" text:outline-level="1">150</text:h>
          </table:table-cell>
          <table:table-cell table:style-name="Tableau6.D2" office:value-type="float" office:value="220">
            <text:h text:style-name="P44" text:outline-level="1">220</text:h>
          </table:table-cell>
        </table:table-row>
      </table:table>
      <text:p text:style-name="P34"><text:soft-page-break/><text:span text:style-name="_5f_Caractères"><draw:frame draw:style-name="fr5" draw:name="Objet11" text:anchor-type="as-char" svg:y="-0.534cm" svg:width="1.508cm" svg:height="0.87cm" draw:z-index="105"><draw:object xlink:href="./Object 19" xlink:type="simple" xlink:show="embed" xlink:actuate="onLoad"/><draw:image xlink:href="./ObjectReplacements/Object 19" xlink:type="simple" xlink:show="embed" xlink:actuate="onLoad"/><svg:desc>formule</svg:desc></draw:frame></text:span><text:span text:style-name="_5f_Caractères"><text:span text:style-name="T98"><text:s/></text:span></text:span><text:span text:style-name="_5f_Caractères"><text:span text:style-name="T86">mais </text:span></text:span><text:span text:style-name="_5f_Caractères"><text:span text:style-name="T86"><draw:frame draw:style-name="fr5" draw:name="Objet12" text:anchor-type="as-char" svg:y="-0.534cm" svg:width="1.73cm" svg:height="0.87cm" draw:z-index="106"><draw:object xlink:href="./Object 20" xlink:type="simple" xlink:show="embed" xlink:actuate="onLoad"/><draw:image xlink:href="./ObjectReplacements/Object 20" xlink:type="simple" xlink:show="embed" xlink:actuate="onLoad"/><svg:desc>formule</svg:desc></draw:frame></text:span></text:span></text:p>
      <table:table table:name="Tableau8" table:style-name="Tableau8">
        <table:table-column table:style-name="Tableau8.A"/>
        <table:table-column table:style-name="Tableau8.B"/>
        <table:table-column table:style-name="Tableau8.C"/>
        <table:table-row>
          <table:table-cell table:style-name="Tableau8.A1" office:value-type="string">
            <text:list xml:id="list171160636795093" text:continue-numbering="true" text:style-name="_5f_Numérotation_20_des_20_exercices">
              <text:list-item>
                <text:list>
                  <text:list-item>
                    <text:h text:style-name="P50" text:outline-level="1"/>
                  </text:list-item>
                </text:list>
              </text:list-item>
            </text:list>
          </table:table-cell>
          <table:table-cell table:style-name="Tableau8.B1" office:value-type="float" office:value="123.35">
            <text:h text:style-name="P49" text:outline-level="1">123,35</text:h>
          </table:table-cell>
          <table:table-cell table:style-name="Tableau8.C1" office:value-type="string">
            <text:h text:style-name="P49" text:outline-level="1">1 354,76</text:h>
          </table:table-cell>
        </table:table-row>
        <table:table-row table:style-name="Tableau8.2">
          <table:table-cell table:style-name="Tableau8.A1" office:value-type="string">
            <text:h text:style-name="P51" text:outline-level="1"/>
          </table:table-cell>
          <table:table-cell table:style-name="Tableau8.B2" office:value-type="float" office:value="765.87">
            <text:h text:style-name="P44" text:outline-level="1">765,87</text:h>
          </table:table-cell>
          <table:table-cell table:style-name="Tableau8.C2" office:value-type="string">
            <text:h text:style-name="P44" text:outline-level="1">1 236,23</text:h>
          </table:table-cell>
        </table:table-row>
      </table:table>
      <text:p text:style-name="P34"><text:span text:style-name="_5f_Caractères"><draw:frame draw:style-name="fr5" draw:name="Objet1" text:anchor-type="as-char" svg:y="-0.534cm" svg:width="1.903cm" svg:height="0.87cm" draw:z-index="99"><draw:object xlink:href="./Object 13" xlink:type="simple" xlink:show="embed" xlink:actuate="onLoad"/><draw:image xlink:href="./ObjectReplacements/Object 13" xlink:type="simple" xlink:show="embed" xlink:actuate="onLoad"/><svg:desc>formule</svg:desc></draw:frame></text:span><text:span text:style-name="_5f_Caractères"><text:span text:style-name="T105"><text:s/></text:span></text:span><text:span text:style-name="_5f_Caractères"><text:span text:style-name="T86">mais </text:span></text:span><text:span text:style-name="_5f_Caractères"><text:span text:style-name="T86"><draw:frame draw:style-name="fr5" draw:name="Objet2" text:anchor-type="as-char" svg:y="-0.534cm" svg:width="2.231cm" svg:height="0.87cm" draw:z-index="100"><draw:object xlink:href="./Object 14" xlink:type="simple" xlink:show="embed" xlink:actuate="onLoad"/><draw:image xlink:href="./ObjectReplacements/Object 14" xlink:type="simple" xlink:show="embed" xlink:actuate="onLoad"/><svg:desc>formule</svg:desc></draw:frame></text:span></text:span></text:p>
      <text:list xml:id="list171159767947527" text:continue-numbering="true" text:style-name="_5f_Numérotation_20_des_20_exercices">
        <text:list-item>
          <text:h text:style-name="P57" text:outline-level="1"><text:span text:style-name="_5f_Caractères">Corrige une case de chaque tableau pour qu'il d</text:span><text:span text:style-name="_5f_Caractères"><text:span text:style-name="T91">ev</text:span></text:span><text:span text:style-name="_5f_Caractères">ienne de proportionnalité.</text:span></text:h>
        </text:list-item>
      </text:list>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number-columns-repeated="2"/>
        <table:table-column table:style-name="Tableau15.H"/>
        <table:table-row>
          <table:table-cell table:style-name="Tableau15.A1" office:value-type="string">
            <text:list xml:id="list171160828221612" text:continue-numbering="true" text:style-name="_5f_Numérotation_20_des_20_exercices">
              <text:list-item>
                <text:list>
                  <text:list-item>
                    <text:h text:style-name="P50" text:outline-level="1"><text:span text:style-name="_5f_Caractères"/></text:h>
                  </text:list-item>
                </text:list>
              </text:list-item>
            </text:list>
          </table:table-cell>
          <table:table-cell table:style-name="Tableau15.B1" office:value-type="float" office:value="3">
            <text:h text:style-name="P51" text:outline-level="1"><text:span text:style-name="_5f_Caractères"><text:span text:style-name="T28">3</text:span></text:span></text:h>
          </table:table-cell>
          <table:table-cell table:style-name="Tableau15.B1" office:value-type="float" office:value="21">
            <text:h text:style-name="P51" text:outline-level="1"><text:span text:style-name="_5f_Caractères"><text:span text:style-name="T28">21</text:span></text:span></text:h>
          </table:table-cell>
          <table:table-cell table:style-name="Tableau15.D1" office:value-type="string">
            <text:h text:style-name="P51" text:outline-level="1"><draw:line text:anchor-type="paragraph" draw:z-index="107" draw:name="Forme4" draw:style-name="gr1" draw:text-style-name="P58" svg:x1="0.712cm" svg:y1="0.021cm" svg:x2="0.229cm" svg:y2="0.504cm"><text:p/></draw:line><text:span text:style-name="_5f_Caractères"><text:span text:style-name="T106">50</text:span></text:span></text:h>
            <text:h text:style-name="P52" text:outline-level="1"><text:span text:style-name="_5f_Caractères"><text:span text:style-name="T107">42</text:span></text:span></text:h>
          </table:table-cell>
          <table:table-cell table:style-name="Tableau15.E1" office:value-type="string">
            <text:list xml:id="list171161028483651" text:continue-numbering="true" text:style-name="_5f_Numérotation_20_des_20_exercices">
              <text:list-item>
                <text:list>
                  <text:list-item>
                    <text:h text:style-name="P50" text:outline-level="1"><text:span text:style-name="_5f_Caractères"/></text:h>
                  </text:list-item>
                </text:list>
              </text:list-item>
            </text:list>
          </table:table-cell>
          <table:table-cell table:style-name="Tableau15.B1" office:value-type="float" office:value="14">
            <text:h text:style-name="P51" text:outline-level="1"><text:span text:style-name="_5f_Caractères"><text:span text:style-name="T28">14</text:span></text:span></text:h>
          </table:table-cell>
          <table:table-cell table:style-name="Tableau15.B1" office:value-type="float" office:value="36">
            <text:h text:style-name="P51" text:outline-level="1"><text:span text:style-name="_5f_Caractères"><text:span text:style-name="T28">36</text:span></text:span></text:h>
          </table:table-cell>
          <table:table-cell table:style-name="Tableau15.H1" office:value-type="string">
            <text:h text:style-name="P51" text:outline-level="1"><text:span text:style-name="_5f_Caractères"><text:span text:style-name="T28">40</text:span></text:span></text:h>
          </table:table-cell>
        </table:table-row>
        <table:table-row>
          <table:table-cell table:style-name="Tableau15.A1" office:value-type="string">
            <text:h text:style-name="P51" text:outline-level="1"><text:span text:style-name="_5f_Caractères"/></text:h>
          </table:table-cell>
          <table:table-cell table:style-name="Tableau15.B2" office:value-type="float" office:value="5">
            <text:h text:style-name="P44" text:outline-level="1"><text:span text:style-name="_5f_Caractères">5</text:span></text:h>
          </table:table-cell>
          <table:table-cell table:style-name="Tableau15.C2" office:value-type="float" office:value="35">
            <text:h text:style-name="P44" text:outline-level="1"><text:span text:style-name="_5f_Caractères">35</text:span></text:h>
          </table:table-cell>
          <table:table-cell table:style-name="Tableau15.D2" office:value-type="string">
            <text:h text:style-name="P44" text:outline-level="1"><text:span text:style-name="_5f_Caractères">70</text:span></text:h>
          </table:table-cell>
          <table:table-cell table:style-name="Tableau15.E2">
            <text:h text:style-name="P44" text:outline-level="1"><text:span text:style-name="_5f_Caractères"/></text:h>
          </table:table-cell>
          <table:table-cell table:style-name="Tableau15.F2" office:value-type="float" office:value="10.5">
            <text:h text:style-name="P44" text:outline-level="1"><text:span text:style-name="_5f_Caractères">10,5</text:span></text:h>
          </table:table-cell>
          <table:table-cell table:style-name="Tableau15.G2" office:value-type="float" office:value="27">
            <text:h text:style-name="P44" text:outline-level="1"><text:span text:style-name="_5f_Caractères">27</text:span></text:h>
          </table:table-cell>
          <table:table-cell table:style-name="Tableau15.H2" office:value-type="string">
            <text:h text:style-name="P44" text:outline-level="1"><draw:line text:anchor-type="paragraph" draw:z-index="108" draw:name="Forme5" draw:style-name="gr1" draw:text-style-name="P58" svg:x1="0.864cm" svg:y1="0.005cm" svg:x2="0.169cm" svg:y2="0.548cm"><text:p/></draw:line><text:span text:style-name="_5f_Caractères">37,5</text:span></text:h>
            <text:h text:style-name="P45" text:outline-level="1"><text:span text:style-name="_5f_Caractères"><text:span text:style-name="T102">30</text:span></text:span></text:h>
          </table:table-cell>
        </table:table-row>
      </table:table>
      <text:list xml:id="list171161403064856" text:continue-numbering="true" text:style-name="_5f_Numérotation_20_des_20_exercices">
        <text:list-header>
          <text:h text:style-name="P57" text:outline-level="1"><text:span text:style-name="_5f_Caractères"><text:span text:style-name="T86"/></text:span></text:h>
        </text:list-header>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face style:name="Bitstream Vera Sans7"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Symbol" svg:font-family="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7"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5" style:display-name="Heading 5" style:family="paragraph" style:parent-style-name="Heading" style:default-outline-level="5" style:class="text"/>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7"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7"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7"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Elève_5f_Fraction" style:display-name="_Paragraphe_Réponse_Elève_Fraction" style:family="paragraph" style:parent-style-name="_5f_STYLES_5f_PARAGRAPHES_5f_SESAMATH"/>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7"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STYLES_5f_CARACTERES_5f_SESAMATH" style:display-name="_STYLES_CARACTERES_SESAMATH" style:family="text">
      <style:text-properties style:font-name="Bitstream Vera Sans7"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7"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7"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7"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7"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7"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2" fo:font-family="'Times New Roman'" style:font-style-name="Regular" style:font-family-generic="roman" style:font-pitch="variable" fo:font-size="13pt" fo:font-style="italic"/>
    </style:style>
    <style:style style:name="Character_5f_20_5f_style" style:display-name="Character_20_style" style:family="text"/>
    <style:style style:name="corps" style:family="text">
      <style:text-properties style:font-name="Bitstream Vera Sans7" fo:font-family="'Bitstream Vera Sans'" style:font-style-name="Roman" style:font-family-generic="swiss" style:font-pitch="variable" fo:font-size="11pt"/>
    </style:style>
    <style:style style:name="Default_20_Paragraph_20_Font" style:display-name="Default Paragraph Font" style:family="text"/>
    <style:style style:name="Police_20_par_20_défaut" style:display-name="Police par défaut" style:family="text">
      <style:text-properties style:font-name="Bitstream Vera Sans7" fo:font-family="'Bitstream Vera Sans'" style:font-style-name="Roman" style:font-family-generic="swiss" style:font-pitch="variable" fo:font-size="11pt" style:font-size-asian="10.5pt"/>
    </style:style>
    <style:style style:name="Police_20_défaut" style:display-name="Police défaut" style:family="text" style:parent-style-name="Police_20_par_20_défaut">
      <style:text-properties style:font-size-asian="10.5pt"/>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_5f_correction_20_surlignée" style:display-name="_correction surlignée" style:family="text">
      <style:text-properties style:font-name="Bitstream Vera Sans7" fo:font-family="'Bitstream Vera Sans'" style:font-style-name="Roman" style:font-family-generic="swiss" style:font-pitch="variable" fo:font-size="9pt" fo:background-color="#ffff00"/>
    </style:style>
    <style:style style:name="Bold_5f_niv1" style:display-name="Bold_niv1" style:family="text">
      <style:text-properties fo:color="#e8c32a" loext:opacity="100%" style:font-name="Bitstream Vera Sans7" fo:font-family="'Bitstream Vera Sans'" style:font-style-name="Roman" style:font-family-generic="swiss" style:font-pitch="variable" fo:font-size="10pt" fo:font-weight="bold" style:font-size-asian="10.5pt"/>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style:style style:name="Formule_5f_corrigée" style:display-name="Formule_corrigée" style:family="graphic" style:parent-style-name="Formula">
      <style:graphic-properties fo:background-color="#ffff00" style:background-transparency="0%" draw:fill="solid" draw:fill-color="#ffff00" draw:opacity="1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07">
      <number:number number:decimal-places="0" number:min-decimal-places="0" number:min-integer-digits="1"/>
      <number:text>%</number:text>
    </number:percentage-style>
    <number:number-style style:name="N108">
      <number:number number:decimal-places="3" number:min-decimal-places="3" number:min-integer-digits="1"/>
    </number:number-style>
    <number:number-style style:name="N109">
      <number:number number:decimal-places="4" number:min-decimal-places="0" number:min-integer-digits="0" number:decimal-replacement="" number:grouping="true"/>
    </number:number-style>
    <number:percentage-style style:name="N110">
      <number:number number:decimal-places="1" number:min-decimal-places="1" number:min-integer-digits="1"/>
      <number:text>%</number:text>
    </number:percentage-style>
    <style:default-page-layout>
      <style:page-layout-properties style:writing-mode="lr-tb" style:layout-grid-standard-mode="true"/>
    </style:default-page-layout>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7"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7"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rsid="00e1e453" officeooo:paragraph-rsid="00e1e453"/>
    </style:style>
    <style:style style:name="MP24" style:family="paragraph" style:parent-style-name="_5f_Header_20_D_20_page_20_paire_20__28_G_29_">
      <style:text-properties officeooo:rsid="00e2cda7" officeooo:paragraph-rsid="00e2cda7"/>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7" fo:font-size="9pt" officeooo:rsid="00e2cda7" officeooo:paragraph-rsid="00e2cda7" fo:background-color="transparent"/>
    </style:style>
    <style:style style:name="MP27" style:family="paragraph" style:parent-style-name="_5f_Header_20_M_20_page_20_impaire_20__28_D_29_">
      <style:text-properties officeooo:paragraph-rsid="02af0d27"/>
    </style:style>
    <style:style style:name="MP28" style:family="paragraph">
      <loext:graphic-properties draw:fill="solid" draw:fill-color="#7fb241"/>
    </style:style>
    <style:style style:name="MP29" style:family="paragraph" style:parent-style-name="_5f_Header_20_M_20_page_20_paire_20__28_G_29_">
      <style:text-properties officeooo:paragraph-rsid="02af0d27"/>
    </style:style>
    <style:style style:name="MP3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fo:text-transform="uppercase" fo:color="#808080" loext:opacity="100%" style:font-name="Bitstream Vera Sans7" fo:font-size="9pt" officeooo:rsid="02af0d27" officeooo:paragraph-rsid="02af0d27" fo:background-color="transparent"/>
    </style:style>
    <style:style style:name="MP32" style:family="paragraph" style:parent-style-name="_5f_Header_20_M_20_page_20_impaire_20__28_D_29_">
      <style:text-properties officeooo:paragraph-rsid="02ae83b8"/>
    </style:style>
    <style:style style:name="MP33"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4" style:family="paragraph" style:parent-style-name="Footer">
      <style:text-properties officeooo:paragraph-rsid="008d016c"/>
    </style:style>
    <style:style style:name="MP35" style:family="paragraph" style:parent-style-name="Footer">
      <style:text-properties officeooo:paragraph-rsid="02ae83b8"/>
    </style:style>
    <style:style style:name="MP36" style:family="paragraph">
      <loext:graphic-properties draw:fill="solid" draw:fill-color="#d62e4e"/>
    </style:style>
    <style:style style:name="MP37" style:family="paragraph" style:parent-style-name="Footer">
      <style:paragraph-properties fo:text-align="end" style:justify-single-word="false"/>
      <style:text-properties fo:text-transform="uppercase" fo:color="#808080" loext:opacity="100%" style:font-name="Bitstream Vera Sans7" fo:font-size="9pt" officeooo:rsid="02112a83" officeooo:paragraph-rsid="02112a83" fo:background-color="transparent"/>
    </style:style>
    <style:style style:name="MP38"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9" style:family="paragraph" style:parent-style-name="Footer">
      <style:paragraph-properties fo:text-align="start" style:justify-single-word="false"/>
      <style:text-properties fo:text-transform="uppercase" fo:color="#808080" loext:opacity="100%" style:font-name="Bitstream Vera Sans7"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style style:name="MT3" style:family="text">
      <style:text-properties fo:font-variant="small-caps" fo:color="#1ca2b8" loext:opacity="100%" style:font-name="Bitstream Vera Sans3" fo:font-size="16pt" fo:font-style="normal" fo:text-shadow="none" fo:font-weight="bold" officeooo:rsid="0334a5be"/>
    </style:style>
    <style:style style:name="MT4" style:family="text">
      <style:text-properties fo:font-variant="small-caps" fo:color="#1ca2b8" loext:opacity="100%" style:font-name="Bitstream Vera Sans3" fo:font-size="16pt" fo:font-style="normal" fo:text-shadow="none" fo:font-weight="bold" officeooo:rsid="0334510d"/>
    </style:style>
    <style:style style:name="MT5" style:family="text">
      <style:text-properties officeooo:rsid="00d8520c"/>
    </style:style>
    <style:style style:name="MT6" style:family="text">
      <style:text-properties fo:text-transform="uppercase" fo:color="#808080" loext:opacity="100%" style:font-name="Bitstream Vera Sans7" fo:font-size="9pt" officeooo:rsid="033506eb" fo:background-color="transparent" loext:char-shading-value="0"/>
    </style:style>
    <style:style style:name="MT7" style:family="text">
      <style:text-properties fo:text-transform="uppercase" fo:color="#808080" loext:opacity="100%" style:font-name="Bitstream Vera Sans7" fo:font-size="9pt" officeooo:rsid="00d8520c" fo:background-color="transparent" loext:char-shading-value="0"/>
    </style:style>
    <style:style style:name="MT8" style:family="text">
      <style:text-properties fo:text-transform="uppercase" fo:color="#808080" loext:opacity="100%" style:font-name="Bitstream Vera Sans7" fo:font-size="9pt" officeooo:rsid="030c4d7d" fo:background-color="transparent" loext:char-shading-value="0"/>
    </style:style>
    <style:style style:name="MT9" style:family="text">
      <style:text-properties fo:text-transform="uppercase" fo:color="#808080" loext:opacity="100%" style:font-name="Bitstream Vera Sans7"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10" style:family="text">
      <style:text-properties fo:text-transform="uppercase" fo:color="#808080" loext:opacity="100%" style:font-name="Bitstream Vera Sans7" fo:font-size="9pt" officeooo:rsid="0334510d" fo:background-color="transparent" loext:char-shading-value="0"/>
    </style:style>
    <style:style style:name="MT11"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2" style:family="text">
      <style:text-properties fo:text-transform="uppercase" fo:color="#808080" loext:opacity="100%" style:font-name="Bitstream Vera Sans7" fo:font-size="9pt" officeooo:rsid="015f088a" fo:background-color="transparent" loext:char-shading-value="0"/>
    </style:style>
    <style:style style:name="MT13" style:family="text">
      <style:text-properties officeooo:rsid="010c4d3a"/>
    </style:style>
    <style:style style:name="MT1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6" style:family="text">
      <style:text-properties fo:font-size="16pt" officeooo:rsid="0053b3bd" style:font-size-asian="16pt" style:font-size-complex="16pt"/>
    </style:style>
    <style:style style:name="MT17" style:family="text">
      <style:text-properties fo:text-transform="uppercase" fo:color="#808080" loext:opacity="100%" style:font-name="Bitstream Vera Sans7" fo:font-size="9pt" officeooo:rsid="010c4d3a" fo:background-color="transparent" loext:char-shading-value="0"/>
    </style:style>
    <style:style style:name="MT18" style:family="text">
      <style:text-properties fo:text-transform="uppercase" fo:color="#808080" loext:opacity="100%" style:font-name="Bitstream Vera Sans7" fo:font-size="9pt" officeooo:rsid="010d212a" fo:background-color="transparent" loext:char-shading-value="0"/>
    </style:style>
    <style:style style:name="MT19" style:family="text">
      <style:text-properties fo:text-transform="uppercase" fo:color="#808080" loext:opacity="100%" style:font-name="Bitstream Vera Sans7" fo:font-size="9pt" officeooo:rsid="015c53e1" fo:background-color="transparent" loext:char-shading-value="0"/>
    </style:style>
    <style:style style:name="MT20" style:family="text">
      <style:text-properties officeooo:rsid="00545a20"/>
    </style:style>
    <style:style style:name="MT21" style:family="text">
      <style:text-properties officeooo:rsid="00e6c20e"/>
    </style:style>
    <style:style style:name="MT22" style:family="text">
      <style:text-properties fo:font-variant="small-caps" fo:color="#7fb241" loext:opacity="100%" style:font-name="Bitstream Vera Sans7" fo:font-size="16pt" fo:font-weight="bold" officeooo:rsid="02768590"/>
    </style:style>
    <style:style style:name="MT23" style:family="text">
      <style:text-properties fo:font-variant="small-caps" fo:color="#7fb241" loext:opacity="100%" style:font-name="Bitstream Vera Sans7" fo:font-size="16pt" fo:font-weight="bold" officeooo:rsid="0021cde5"/>
    </style:style>
    <style:style style:name="MT24" style:family="text">
      <style:text-properties fo:text-transform="uppercase" fo:color="#808080" loext:opacity="100%" style:font-name="Bitstream Vera Sans7" fo:font-size="9pt" officeooo:rsid="02af0d27" fo:background-color="transparent" loext:char-shading-value="0"/>
    </style:style>
    <style:style style:name="MT25" style:family="text">
      <style:text-properties officeooo:rsid="015f088a"/>
    </style:style>
    <style:style style:name="MT26" style:family="text">
      <style:text-properties officeooo:rsid="0021cde5"/>
    </style:style>
    <style:style style:name="MT27" style:family="text">
      <style:text-properties fo:text-transform="uppercase" fo:color="#808080" loext:opacity="100%" style:font-name="Bitstream Vera Sans7" fo:font-size="9pt" officeooo:rsid="02768590" fo:background-color="transparent" loext:char-shading-value="0"/>
    </style:style>
    <style:style style:name="MT28" style:family="text">
      <style:text-properties fo:text-transform="uppercase" fo:color="#808080" loext:opacity="100%" style:font-name="Bitstream Vera Sans7" fo:font-size="9pt" officeooo:rsid="008d016c" fo:background-color="transparent" loext:char-shading-value="0"/>
    </style:style>
    <style:style style:name="MT29" style:family="text">
      <style:text-properties fo:text-transform="uppercase" fo:color="#808080" loext:opacity="100%" style:font-name="Bitstream Vera Sans7" fo:font-size="9pt" officeooo:rsid="0021cde5" fo:background-color="transparent" loext:char-shading-value="0"/>
    </style:style>
    <style:style style:name="MT30"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Mgr3"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9"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Mgr16"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20"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95" draw:name="Shape1_11" draw:style-name="Mgr3" draw:text-style-name="MP3" svg:width="4.329cm" svg:height="2.24cm" svg:x="-1.499cm" svg:y="-1cm" svg:viewBox="0 0 4330 2241" svg:d="M0 2241l3984-288c209-15 363-168 345-342l-170-1611h-4159z"><text:p/></draw:path><draw:frame text:anchor-type="paragraph" draw:z-index="96" draw:name="Shape8_4" draw:style-name="Mgr4" draw:text-style-name="MP5" svg:width="2.703cm" svg:height="0.715cm" draw:transform="rotate (0.0872664625997165) translate (-0.172861111111111cm 0.218722222222222cm)"><draw:text-box><text:p text:style-name="MP4"><text:span text:style-name="MT1">Série 3</text:span></text:p></draw:text-box></draw:frame><draw:line text:anchor-type="paragraph" draw:z-index="97" draw:name="Shape3_9" draw:style-name="Mgr5" draw:text-style-name="MP4" svg:x1="16.023cm" svg:y1="0.36cm" svg:x2="20.496cm" svg:y2="0.36cm"><text:p/></draw:line>Simplification</text:p>
      </style:header>
      <style:header-left>
        <text:p text:style-name="MP6"><draw:g text:anchor-type="paragraph" draw:z-index="21"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98" draw:name="Shape1_ 1" draw:style-name="Mgr3" draw:text-style-name="MP3" svg:width="4.329cm" svg:height="2.24cm" svg:x="-1.499cm" svg:y="-1cm" svg:viewBox="0 0 4330 2241" svg:d="M0 2241l3984-288c209-15 363-168 345-342l-170-1611h-4159z"><text:p/></draw:path><draw:frame text:anchor-type="paragraph" draw:z-index="22"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23"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77" draw:name="Shape3_6" draw:style-name="Mgr6" draw:text-style-name="MP4" svg:x1="15.12cm" svg:y1="0.36cm" svg:x2="20.496cm" svg:y2="0.36cm"><text:p/></draw:line><draw:frame text:anchor-type="paragraph" draw:z-index="78"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9" draw:name="Shape1_7" draw:style-name="Mgr7" draw:text-style-name="MP10" svg:width="4.329cm" svg:height="2.24cm" svg:x="-1.499cm" svg:y="-1cm" svg:viewBox="0 0 4330 2241" svg:d="M0 2241l3984-288c209-15 363-168 345-342l-170-1611h-4159z"><text:p/></draw:path><text:s/><text:span text:style-name="MT3">Angles</text:span> : <text:span text:style-name="MT4">Comprendre la notion d’angle</text:span></text:p>
      </style:header>
      <style:header-left>
        <text:p text:style-name="MP9"><draw:path text:anchor-type="paragraph" draw:z-index="80" draw:name="Shape1_18" draw:style-name="Mgr7" draw:text-style-name="MP10" svg:width="4.329cm" svg:height="2.24cm" svg:x="-1.499cm" svg:y="-1cm" svg:viewBox="0 0 4330 2241" svg:d="M0 2241l3984-288c209-15 363-168 345-342l-170-1611h-4159z"><text:p/></draw:path><draw:frame text:anchor-type="paragraph" draw:z-index="93" draw:name="Shape8_8"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94" draw:name="Shape3_44" draw:style-name="Mgr6" draw:text-style-name="MP4" svg:x1="15.12cm" svg:y1="0.36cm" svg:x2="20.496cm" svg:y2="0.36cm"><text:p/></draw:line><text:s/><text:span text:style-name="MT3">Angles</text:span> : <text:span text:style-name="MT4">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5">A</text:span>NGLE : COMPRENDRE LA NOTION D’ANGLE</text:p></draw:text-box></draw:frame><draw:g text:anchor-type="paragraph" draw:z-index="18" draw:name="Shape4_2" draw:style-name="Mgr1"><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6">Angles</text:span><text:span text:style-name="MT7"> : </text:span><text:span text:style-name="MT6">Comprendre la notion d’angle</text:span></text:p></draw:text-box></draw:frame><draw:g text:anchor-type="paragraph" draw:z-index="19" draw:name="Shape4_287" draw:style-name="Mgr1"><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_5f_Header_20_G_20_page_20_impaire_20__28_D_29_"><draw:path text:anchor-type="paragraph" draw:z-index="71" draw:name="Shape1_8" draw:style-name="Mgr7" draw:text-style-name="MP10" svg:width="4.329cm" svg:height="2.24cm" svg:x="-1.499cm" svg:y="-1cm" svg:viewBox="0 0 4330 2241" svg:d="M0 2241l3984-288c209-15 363-168 345-342l-170-1611h-4159z"><text:p/></draw:path><draw:line text:anchor-type="paragraph" draw:z-index="72" draw:name="Shape3_7" draw:style-name="Mgr6" draw:text-style-name="MP4" svg:x1="15.423cm" svg:y1="0.36cm" svg:x2="20.496cm" svg:y2="0.36cm"><text:p/></draw:line><draw:frame text:anchor-type="paragraph" draw:z-index="73"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4">Comprendre la notion d’angle</text:span></text:p>
      </style:header>
      <style:header-left>
        <text:p text:style-name="MP16"><draw:path text:anchor-type="paragraph" draw:z-index="74" draw:name="Shape1_1" draw:style-name="Mgr7" draw:text-style-name="MP10" svg:width="4.329cm" svg:height="2.24cm" svg:x="-1.499cm" svg:y="-1cm" svg:viewBox="0 0 4330 2241" svg:d="M0 2241l3984-288c209-15 363-168 345-342l-170-1611h-4159z"><text:p/></draw:path><draw:frame text:anchor-type="paragraph" draw:z-index="75"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76" draw:name="Shape3_29" draw:style-name="Mgr6" draw:text-style-name="MP4" svg:x1="15.12cm" svg:y1="0.36cm" svg:x2="20.496cm" svg:y2="0.36cm"><text:p/></draw:line>Angles : <text:span text:style-name="MT4">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8">Angles : </text:span><text:span text:style-name="MT9">Comprendre la notion d’angle</text:span></text:h></draw:text-box></draw:frame><draw:g text:anchor-type="paragraph" draw:z-index="16"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8">Angles : </text:span><text:span text:style-name="MT10">Comprendre la notion d’angle</text:span></text:p></draw:text-box></draw:frame><draw:g text:anchor-type="paragraph" draw:z-index="17"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65"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66" draw:name="Shape1_10" draw:style-name="Mgr3" draw:text-style-name="MP3" svg:width="4.329cm" svg:height="2.24cm" svg:x="-1.499cm" svg:y="-1cm" svg:viewBox="0 0 4330 2241" svg:d="M0 2241l3984-288c209-15 363-168 345-342l-170-1611h-4159z"><text:p/></draw:path><draw:line text:anchor-type="paragraph" draw:z-index="67" draw:name="Shape3_8" draw:style-name="Mgr5" draw:text-style-name="MP4" svg:x1="14.76cm" svg:y1="0.36cm" svg:x2="20.496cm" svg:y2="0.36cm"><text:p/></draw:line><text:s/><text:span text:style-name="MT11">Calculer</text:span> : <text:span text:style-name="MT11">Additionner et soustraire</text:span></text:p>
      </style:header>
      <style:header-left>
        <text:p text:style-name="_5f_Header_20_N_20_page_20_impaire_20__28_D_29_"><draw:line text:anchor-type="paragraph" draw:z-index="68" draw:name="Shape3_3" draw:style-name="Mgr5" draw:text-style-name="MP4" svg:x1="14.728cm" svg:y1="0.36cm" svg:x2="20.496cm" svg:y2="0.36cm"><text:p/></draw:line><draw:frame text:anchor-type="paragraph" draw:z-index="69"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0" draw:name="Shape1_13" draw:style-name="Mgr3" draw:text-style-name="MP3" svg:width="4.329cm" svg:height="2.24cm" svg:x="-1.499cm" svg:y="-1cm" svg:viewBox="0 0 4330 2241" svg:d="M0 2241l3984-288c209-15 363-168 345-342l-170-1611h-4159z"><text:p/></draw:path><text:s/><text:span text:style-name="MT11">Calculer</text:span> : <text:span text:style-name="MT11">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2">Calculer : additionner et soustraire</text:span><text:span text:style-name="MT7"> </text:span></text:h></draw:text-box></draw:frame><draw:g text:anchor-type="paragraph" draw:z-index="14"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2">Calculer</text:span><text:span text:style-name="MT7"> : </text:span><text:span text:style-name="MT12">additionner et soustraire</text:span></text:p></draw:text-box></draw:frame><draw:g text:anchor-type="paragraph" draw:z-index="15"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59" draw:name="Shape3_1" draw:style-name="Mgr10" draw:text-style-name="MP4" svg:x1="13.831cm" svg:y1="0.355cm" svg:x2="20.497cm" svg:y2="0.36cm"><text:p/></draw:line><draw:frame text:anchor-type="paragraph" draw:z-index="60"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61" draw:name="Shape1_2" draw:style-name="Mgr11" draw:text-style-name="MP18" svg:width="4.329cm" svg:height="2.24cm" svg:x="-1.499cm" svg:y="-1cm" svg:viewBox="0 0 4330 2241" svg:d="M0 2241l3984-288c209-15 363-168 345-342l-170-1611h-4159z"><text:p/></draw:path><text:s/><text:span text:style-name="MT13">Utilis</text:span><text:span text:style-name="MT14">er des</text:span><text:span text:style-name="MT13"> données </text:span>: <text:span text:style-name="MT15">Représenter</text:span> </text:p>
      </style:header>
      <style:header-left>
        <text:p text:style-name="MP19"><draw:line text:anchor-type="paragraph" draw:z-index="62" draw:name="Shape3_ 2" draw:style-name="Mgr10" draw:text-style-name="MP4" svg:x1="16.704cm" svg:y1="0.36cm" svg:x2="20.496cm" svg:y2="0.36cm"><text:p/></draw:line><draw:path text:anchor-type="paragraph" draw:z-index="63" draw:name="Shape1_4" draw:style-name="Mgr11" draw:text-style-name="MP18" svg:width="4.329cm" svg:height="2.24cm" svg:x="-1.499cm" svg:y="-1cm" svg:viewBox="0 0 4330 2241" svg:d="M0 2241l3984-288c209-15 363-168 345-342l-170-1611h-4159z"><text:p/></draw:path><draw:frame text:anchor-type="paragraph" draw:z-index="64"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6">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7">Utilis</text:span><text:span text:style-name="MT18">er</text:span><text:span text:style-name="MT17"> de</text:span><text:span text:style-name="MT18">s</text:span><text:span text:style-name="MT17"> données</text:span><text:span text:style-name="MT7"> : </text:span><text:span text:style-name="MT19">représenter</text:span><text:span text:style-name="MT7"> </text:span></text:p></draw:text-box></draw:frame><draw:g text:anchor-type="paragraph" draw:z-index="12"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5">Fonctions : appliquer, </text:span><text:span text:style-name="MT20">créer</text:span><text:span text:style-name="MT5"> un programme</text:span></text:p></draw:text-box></draw:frame><draw:g text:anchor-type="paragraph" draw:z-index="13"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3"><draw:path text:anchor-type="paragraph" draw:z-index="54" draw:name="Shape1_5" draw:style-name="Mgr11" draw:text-style-name="MP18" svg:width="4.329cm" svg:height="2.24cm" svg:x="-1.499cm" svg:y="-1cm" svg:viewBox="0 0 4330 2241" svg:d="M0 2241l3984-288c209-15 363-168 345-342l-170-1611h-4159z"><text:p/></draw:path><draw:polyline text:anchor-type="paragraph" draw:z-index="55" draw:name="Shape3_5" draw:style-name="Mgr10" draw:text-style-name="MP4" svg:width="2147483.646cm" svg:height="2147483.645cm" draw:transform="rotate (-0.000872664625997355) translate (1228253.26785274cm -1644371.89506743cm)" svg:viewBox="0 0 2147483647 2147483646" draw:points="21505,2147483618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6 2147483647,0 24267,2147483644"><text:p/></draw:polyline>Reconnaître une situation <text:span text:style-name="MT21">de proportionnalité</text:span></text:p>
      </style:header>
      <style:header-left>
        <text:p text:style-name="MP24"><draw:path text:anchor-type="paragraph" draw:z-index="58" draw:name="Shape1_6" draw:style-name="Mgr11" draw:text-style-name="MP18" svg:width="4.329cm" svg:height="2.24cm" svg:x="-1.499cm" svg:y="-1cm" svg:viewBox="0 0 4330 2241" svg:d="M0 2241l3984-288c209-15 363-168 345-342l-170-1611h-4159z"><text:p/></draw:path>Reconnaître une situation <text:span text:style-name="MT21">de proportionnalité</text:span></text:p>
      </style:header-left>
      <style:footer>
        <text:p text:style-name="MP25"><draw:frame draw:style-name="Mfr1" draw:name="Frame1" text:anchor-type="paragraph" svg:x="12.591cm" svg:y="-0.06cm" draw:z-index="56"><draw:text-box fo:min-height="0.499cm" fo:min-width="5.599cm"><draw:frame draw:style-name="Mfr2" draw:name="Frame2" text:anchor-type="frame" svg:x="0.45cm" svg:y="0.079cm" svg:width="0.817cm" draw:z-index="57"><draw:text-box fo:min-height="0.355cm"><text:p text:style-name="MP12"><text:span text:style-name="_5f_Caractères_5f_gras_5f_Blanc"/></text:p></draw:text-box></draw:frame><text:p text:style-name="MP26"/></draw:text-box></draw:frame></text:p>
      </style:footer>
      <style:footer-left>
        <text:p text:style-name="MP11"/>
      </style:footer-left>
    </style:master-page>
    <style:master-page style:name="SERIE_5f_MESURES_5f_1COL" style:display-name="SERIE_MESURES_1COL" style:page-layout-name="Mpm12" draw:style-name="Mdp1">
      <style:header>
        <text:p text:style-name="MP27"><draw:line text:anchor-type="paragraph" draw:z-index="40" draw:name="Shape3_16" draw:style-name="Mgr13" draw:text-style-name="MP4" svg:x1="12.52cm" svg:y1="0.36cm" svg:x2="20.496cm" svg:y2="0.36cm"><text:p/></draw:line><draw:path text:anchor-type="paragraph" draw:z-index="41" draw:name="Shape1_19" draw:style-name="Mgr14" draw:text-style-name="MP28" svg:width="4.329cm" svg:height="2.24cm" svg:x="-1.499cm" svg:y="-1cm" svg:viewBox="0 0 4330 2241" svg:d="M0 2241l3984-288c209-15 363-168 345-342l-170-1611h-4159z"><text:p/></draw:path><draw:line text:anchor-type="paragraph" draw:z-index="42" draw:name="Shape3_19" draw:style-name="Mgr13" draw:text-style-name="MP4" svg:x1="12.52cm" svg:y1="0.36cm" svg:x2="20.496cm" svg:y2="0.36cm"><text:p/></draw:line><draw:line text:anchor-type="paragraph" draw:z-index="43" draw:name="Shape3_20" draw:style-name="Mgr13" draw:text-style-name="MP4" svg:x1="12.52cm" svg:y1="0.36cm" svg:x2="20.496cm" svg:y2="0.36cm"><text:p/></draw:line><draw:frame text:anchor-type="paragraph" draw:z-index="44"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45" draw:name="Shape1_15" draw:style-name="Mgr14" draw:text-style-name="MP28" svg:width="4.329cm" svg:height="2.24cm" svg:x="-1.499cm" svg:y="-1cm" svg:viewBox="0 0 4330 2241" svg:d="M0 2241l3984-288c209-15 363-168 345-342l-170-1611h-4159z"><text:p/></draw:path><draw:frame text:anchor-type="paragraph" draw:z-index="46"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2">Conversions d’unités</text:span> : <text:span text:style-name="MT22">Vitesse</text:span></text:p>
      </style:header>
      <style:header-left>
        <text:p text:style-name="MP29"><draw:line text:anchor-type="paragraph" draw:z-index="47" draw:name="Shape3_15" draw:style-name="Mgr13" draw:text-style-name="MP4" svg:x1="12.52cm" svg:y1="0.36cm" svg:x2="20.496cm" svg:y2="0.36cm"><text:p/></draw:line><draw:path text:anchor-type="paragraph" draw:z-index="48" draw:name="Shape1_17" draw:style-name="Mgr14" draw:text-style-name="MP28" svg:width="4.329cm" svg:height="2.24cm" svg:x="-1.499cm" svg:y="-1cm" svg:viewBox="0 0 4330 2241" svg:d="M0 2241l3984-288c209-15 363-168 345-342l-170-1611h-4159z"><text:p/></draw:path><draw:line text:anchor-type="paragraph" draw:z-index="49" draw:name="Shape3_17" draw:style-name="Mgr13" draw:text-style-name="MP4" svg:x1="12.52cm" svg:y1="0.36cm" svg:x2="20.496cm" svg:y2="0.36cm"><text:p/></draw:line><draw:line text:anchor-type="paragraph" draw:z-index="50" draw:name="Shape3_18" draw:style-name="Mgr13" draw:text-style-name="MP4" svg:x1="12.52cm" svg:y1="0.36cm" svg:x2="20.496cm" svg:y2="0.36cm"><text:p/></draw:line><draw:frame text:anchor-type="paragraph" draw:z-index="51"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52" draw:name="Shape1_16" draw:style-name="Mgr14" draw:text-style-name="MP28" svg:width="4.329cm" svg:height="2.24cm" svg:x="-1.499cm" svg:y="-1cm" svg:viewBox="0 0 4330 2241" svg:d="M0 2241l3984-288c209-15 363-168 345-342l-170-1611h-4159z"><text:p/></draw:path><draw:frame text:anchor-type="paragraph" draw:z-index="53"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2">Conversions d’unités</text:span> : <text:span text:style-name="MT23">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4">Conversion d’unité : vitesse</text:span><text:span text:style-name="MT7"> </text:span></text:p></draw:text-box></draw:frame><draw:g text:anchor-type="paragraph" draw:z-index="10" draw:name="Shape4_93" draw:style-name="Mgr9"><draw:path draw:style-name="Mgr15" draw:text-style-name="MP30"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1"><text:span text:style-name="MT25">C</text:span>ONVERSION D’unité : <text:span text:style-name="MT26">DUREE</text:span></text:p></draw:text-box></draw:frame><draw:g text:anchor-type="paragraph" draw:z-index="11" draw:name="Shape4_102" draw:style-name="Mgr9"><draw:path draw:style-name="Mgr15" draw:text-style-name="MP30"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_5f_Header_20_M_20_page_20_impaire_20__28_D_29_"><draw:path text:anchor-type="paragraph" draw:z-index="32" draw:name="Shape1_12" draw:style-name="Mgr14" draw:text-style-name="MP28" svg:width="4.329cm" svg:height="2.24cm" svg:x="-1.499cm" svg:y="-1cm" svg:viewBox="0 0 4330 2241" svg:d="M0 2241l3984-288c209-15 363-168 345-342l-170-1611h-4159z"><text:p/></draw:path><draw:line text:anchor-type="paragraph" draw:z-index="33" draw:name="Shape3_10" draw:style-name="Mgr13" draw:text-style-name="MP4" svg:x1="12.52cm" svg:y1="0.36cm" svg:x2="20.496cm" svg:y2="0.36cm"><text:p/></draw:line><draw:line text:anchor-type="paragraph" draw:z-index="34" draw:name="Shape3_12" draw:style-name="Mgr13" draw:text-style-name="MP4" svg:x1="12.52cm" svg:y1="0.36cm" svg:x2="20.496cm" svg:y2="0.36cm"><text:p/></draw:line><draw:frame text:anchor-type="paragraph" draw:z-index="35" draw:name="Shape8_ 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22">Conversions d’unités</text:span> : <text:span text:style-name="MT23">Durée</text:span></text:p>
      </style:header>
      <style:header-left>
        <text:p text:style-name="MP32"><draw:line text:anchor-type="paragraph" draw:z-index="36" draw:name="Shape3_14" draw:style-name="Mgr13" draw:text-style-name="MP4" svg:x1="12.52cm" svg:y1="0.36cm" svg:x2="20.496cm" svg:y2="0.36cm"><text:p/></draw:line><draw:path text:anchor-type="paragraph" draw:z-index="37" draw:name="Shape1_14" draw:style-name="Mgr14" draw:text-style-name="MP28" svg:width="4.329cm" svg:height="2.24cm" svg:x="-1.499cm" svg:y="-1cm" svg:viewBox="0 0 4330 2241" svg:d="M0 2241l3984-288c209-15 363-168 345-342l-170-1611h-4159z"><text:p/></draw:path><draw:line text:anchor-type="paragraph" draw:z-index="38" draw:name="Shape3_13" draw:style-name="Mgr13" draw:text-style-name="MP4" svg:x1="12.52cm" svg:y1="0.36cm" svg:x2="20.496cm" svg:y2="0.36cm"><text:p/></draw:line><draw:frame text:anchor-type="paragraph" draw:z-index="39"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2">Conversions d’unités</text:span> : <text:span text:style-name="MT22">Vitesse</text:span></text:p>
      </style:header-left>
      <style:footer>
        <text:p text:style-name="MP33"><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12"><draw:g text:anchor-type="paragraph" draw:z-index="8" draw:name="Shape4_109" draw:style-name="Mgr9"><draw:path draw:style-name="Mgr15" draw:text-style-name="MP30"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4"><text:span text:style-name="MT27">Conversions d’unités</text:span><text:span text:style-name="MT28"> : </text:span><text:span text:style-name="MT29">DUREE</text:span></text:p></draw:text-box></draw:frame></text:p>
      </style:footer>
      <style:footer-left>
        <text:p text:style-name="MP33"><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35"><text:span text:style-name="MT27">Conversions d’unités</text:span><text:span text:style-name="MT28"> : </text:span><text:span text:style-name="MT27">Vitesse</text:span></text:p></draw:text-box></draw:frame><draw:g text:anchor-type="paragraph" draw:z-index="9" draw:name="Shape4_122" draw:style-name="Mgr9"><draw:path draw:style-name="Mgr15" draw:text-style-name="MP30"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28"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4" draw:name="Shape1_3" draw:style-name="Mgr16" draw:text-style-name="MP36" svg:width="4.329cm" svg:height="2.24cm" svg:x="-1.499cm" svg:y="-1cm" svg:viewBox="0 0 4330 2241" svg:d="M0 2241l3984-288c209-15 363-168 345-342l-170-1611h-4159z"><text:p/></draw:path><draw:line text:anchor-type="char" draw:z-index="29"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30"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6" draw:name="Shape1_9" draw:style-name="Mgr16" draw:text-style-name="MP36" svg:width="4.329cm" svg:height="2.24cm" svg:x="-1.499cm" svg:y="-0.991cm" svg:viewBox="0 0 4330 2241" svg:d="M0 2241l3984-288c209-15 363-168 345-342l-170-1611h-4159z"><text:p/></draw:path><draw:line text:anchor-type="char" draw:z-index="31"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7"><text:span text:style-name="MT30">R</text:span>ésoudre des problèmes</text:p></draw:text-box></draw:frame><draw:g text:anchor-type="paragraph" draw:z-index="5" draw:name="Shape4_ 1" draw:style-name="Mgr9"><draw:path draw:style-name="Mgr18" draw:text-style-name="MP38"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7" draw:name="Shape4_264" draw:style-name="Mgr9"><draw:path draw:style-name="Mgr18" draw:text-style-name="MP38"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25"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0" draw:name="Shape1_20" draw:style-name="Mgr16" draw:text-style-name="MP36" svg:width="4.329cm" svg:height="2.24cm" svg:x="-1.499cm" svg:y="-1cm" svg:viewBox="0 0 4330 2241" svg:d="M0 2241l3984-288c209-15 363-168 345-342l-170-1611h-4159z"><text:p/></draw:path><draw:line text:anchor-type="char" draw:z-index="24"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27"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 draw:name="Shape1_21" draw:style-name="Mgr16" draw:text-style-name="MP36" svg:width="4.329cm" svg:height="2.24cm" svg:x="-1.499cm" svg:y="-0.991cm" svg:viewBox="0 0 4330 2241" svg:d="M0 2241l3984-288c209-15 363-168 345-342l-170-1611h-4159z"><text:p/></draw:path><draw:line text:anchor-type="char" draw:z-index="26"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1" draw:name="Shape4_9" draw:style-name="Mgr9"><draw:path draw:style-name="Mgr18" draw:text-style-name="MP38" svg:width="0.855cm" svg:height="1.172cm" svg:x="-0.03cm" svg:y="-0.194cm" svg:viewBox="0 0 856 1173" svg:d="M856 1173h-856v-991c0-100 79-182 175-182h505c97 0 176 82 176 182z"><text:p/></draw:path></draw:g><text:page-number text:select-page="current">0</text:page-number></text:p></draw:text-box></draw:frame><text:p text:style-name="MP37"><text:span text:style-name="MT30">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3" draw:name="Shape4_10" draw:style-name="Mgr9"><draw:path draw:style-name="Mgr18" draw:text-style-name="MP38"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27T12:01:14.668000000</meta:creation-date>
    <meta:editing-duration>PT1H27M51S</meta:editing-duration>
    <meta:editing-cycles>25</meta:editing-cycles>
    <meta:generator>LibreOffice/7.4.3.2$Windows_X86_64 LibreOffice_project/1048a8393ae2eeec98dff31b5c133c5f1d08b890</meta:generator>
    <meta:initial-creator>M. KHARROUBI</meta:initial-creator>
    <dc:date>2024-08-26T17:11:58.972000000</dc:date>
    <meta:print-date>2024-06-25T06:21:13.908592720</meta:print-date>
    <meta:printed-by>PDF files</meta:printed-by>
    <meta:document-statistic meta:table-count="7" meta:image-count="0" meta:object-count="20" meta:page-count="2" meta:paragraph-count="151" meta:word-count="795" meta:character-count="4265" meta:non-whitespace-character-count="3597"/>
    <meta:template xlink:type="simple" xlink:actuate="onRequest" xlink:title="Modele_Cahier" xlink:href="../../../../../../../../.config/libreoffice/4/user/template/Modele_Cahier.ott" meta:date="2023-11-11T20:49:47.573760932"/>
  </office:meta>
</office:document-meta>
</file>

<file path=Object 1/content.xml><?xml version="1.0" encoding="utf-8"?>
<math xmlns="http://www.w3.org/1998/Math/MathML" display="block">
  <semantics>
    <mrow>
      <mn>8</mn>
      <mrow>
        <mspace width="0.5em"/>
        <mo stretchy="false">÷</mo>
        <mspace width="0.5em"/>
      </mrow>
      <mn>1</mn>
      <mrow>
        <mspace width="0.5em"/>
        <mo stretchy="false">=</mo>
        <mspace width="0.5em"/>
      </mrow>
      <mn>8</mn>
    </mrow>
    <annotation encoding="StarMath 5.0">8 `div` 1 `=` 8</annotation>
  </semantics>
</math>
</file>

<file path=Object 10/content.xml><?xml version="1.0" encoding="utf-8"?>
<math xmlns="http://www.w3.org/1998/Math/MathML" display="block">
  <semantics>
    <mfrac>
      <mn>4</mn>
      <mn>7</mn>
    </mfrac>
    <annotation encoding="StarMath 5.0">{4} over {7} </annotation>
  </semantics>
</math>
</file>

<file path=Object 11/content.xml><?xml version="1.0" encoding="utf-8"?>
<math xmlns="http://www.w3.org/1998/Math/MathML" display="block">
  <semantics>
    <mfrac>
      <mn>12</mn>
      <mn>18</mn>
    </mfrac>
    <annotation encoding="StarMath 5.0">{12} over {18} 


</annotation>
  </semantics>
</math>
</file>

<file path=Object 12/content.xml><?xml version="1.0" encoding="utf-8"?>
<math xmlns="http://www.w3.org/1998/Math/MathML" display="block">
  <semantics>
    <mfrac>
      <mn>2</mn>
      <mn>3</mn>
    </mfrac>
    <annotation encoding="StarMath 5.0">{2} over {3} 


</annotation>
  </semantics>
</math>
</file>

<file path=Object 13/content.xml><?xml version="1.0" encoding="utf-8"?>
<math xmlns="http://www.w3.org/1998/Math/MathML" display="block">
  <semantics>
    <mrow>
      <mfrac>
        <mn>765,87</mn>
        <mn>123,35</mn>
      </mfrac>
      <mrow>
        <mspace width="0.5em"/>
        <mo stretchy="false">&gt;</mo>
        <mspace width="0.5em"/>
      </mrow>
      <mn>1</mn>
    </mrow>
    <annotation encoding="StarMath 5.0">{765,87} over {123,35} ` &gt; ` {1}</annotation>
  </semantics>
</math>
</file>

<file path=Object 14/content.xml><?xml version="1.0" encoding="utf-8"?>
<math xmlns="http://www.w3.org/1998/Math/MathML" display="block">
  <semantics>
    <mrow>
      <mfrac>
        <mrow>
          <mn>1</mn>
          <mspace width="0.5em"/>
          <mn>236</mn>
          <mn>,23</mn>
        </mrow>
        <mrow>
          <mn>1</mn>
          <mspace width="0.5em"/>
          <mn>354</mn>
          <mn>,76</mn>
        </mrow>
      </mfrac>
      <mrow>
        <mspace width="0.5em"/>
        <mo stretchy="false">&lt;</mo>
        <mspace width="0.5em"/>
      </mrow>
      <mn>1</mn>
    </mrow>
    <annotation encoding="StarMath 5.0">{1`236,23} over {1`354,76} ` &lt; ` {1}</annotation>
  </semantics>
</math>
</file>

<file path=Object 15/content.xml><?xml version="1.0" encoding="utf-8"?>
<math xmlns="http://www.w3.org/1998/Math/MathML" display="block">
  <semantics>
    <mrow>
      <mfrac>
        <mn>15</mn>
        <mn>10</mn>
      </mfrac>
      <mrow>
        <mspace width="0.5em"/>
        <mo stretchy="false">=</mo>
        <mspace width="0.5em"/>
      </mrow>
      <mrow>
        <mn>1</mn>
        <mn>,5</mn>
      </mrow>
    </mrow>
    <annotation encoding="StarMath 5.0">{15} over {10} ` = ` {1,5}</annotation>
  </semantics>
</math>
</file>

<file path=Object 16/content.xml><?xml version="1.0" encoding="utf-8"?>
<math xmlns="http://www.w3.org/1998/Math/MathML" display="block">
  <semantics>
    <mrow>
      <mfrac>
        <mn>25</mn>
        <mn>15</mn>
      </mfrac>
      <mrow>
        <mspace width="0.5em"/>
        <mo stretchy="false">≠</mo>
        <mspace width="0.5em"/>
      </mrow>
      <mrow>
        <mn>1</mn>
        <mn>,5</mn>
      </mrow>
    </mrow>
    <annotation encoding="StarMath 5.0">{25} over {15} ` &lt;&gt; ` {1,5}</annotation>
  </semantics>
</math>
</file>

<file path=Object 17/content.xml><?xml version="1.0" encoding="utf-8"?>
<math xmlns="http://www.w3.org/1998/Math/MathML" display="block">
  <semantics>
    <mrow>
      <mfrac>
        <mn>20</mn>
        <mn>8</mn>
      </mfrac>
      <mrow>
        <mspace width="0.5em"/>
        <mo stretchy="false">=</mo>
        <mspace width="0.5em"/>
      </mrow>
      <mrow>
        <mn>2</mn>
        <mn>,5</mn>
      </mrow>
    </mrow>
    <annotation encoding="StarMath 5.0">{20} over {8} ` = ` {2,5}</annotation>
  </semantics>
</math>
</file>

<file path=Object 18/content.xml><?xml version="1.0" encoding="utf-8"?>
<math xmlns="http://www.w3.org/1998/Math/MathML" display="block">
  <semantics>
    <mrow>
      <mfrac>
        <mn>40</mn>
        <mn>15</mn>
      </mfrac>
      <mrow>
        <mspace width="0.5em"/>
        <mo stretchy="false">≠</mo>
        <mspace width="0.5em"/>
      </mrow>
      <mrow>
        <mn>2</mn>
        <mn>,5</mn>
      </mrow>
    </mrow>
    <annotation encoding="StarMath 5.0">{40} over {15} ` &lt;&gt; ` {2,5}</annotation>
  </semantics>
</math>
</file>

<file path=Object 19/content.xml><?xml version="1.0" encoding="utf-8"?>
<math xmlns="http://www.w3.org/1998/Math/MathML" display="block">
  <semantics>
    <mrow>
      <mfrac>
        <mn>50</mn>
        <mn>20</mn>
      </mfrac>
      <mrow>
        <mspace width="0.5em"/>
        <mo stretchy="false">=</mo>
        <mspace width="0.5em"/>
      </mrow>
      <mrow>
        <mn>2</mn>
        <mn>,5</mn>
      </mrow>
    </mrow>
    <annotation encoding="StarMath 5.0">{50} over {20} ` = ` {2,5}</annotation>
  </semantics>
</math>
</file>

<file path=Object 2/content.xml><?xml version="1.0" encoding="utf-8"?>
<math xmlns="http://www.w3.org/1998/Math/MathML" display="block">
  <semantics>
    <mrow>
      <mn>32</mn>
      <mrow>
        <mspace width="0.5em"/>
        <mo stretchy="false">÷</mo>
        <mspace width="0.5em"/>
      </mrow>
      <mn>4</mn>
      <mrow>
        <mspace width="0.5em"/>
        <mo stretchy="false">=</mo>
        <mspace width="0.5em"/>
      </mrow>
      <mn>8</mn>
    </mrow>
    <annotation encoding="StarMath 5.0">32 `div` 4 `=` 8</annotation>
  </semantics>
</math>
</file>

<file path=Object 20/content.xml><?xml version="1.0" encoding="utf-8"?>
<math xmlns="http://www.w3.org/1998/Math/MathML" display="block">
  <semantics>
    <mrow>
      <mfrac>
        <mn>220</mn>
        <mn>80</mn>
      </mfrac>
      <mrow>
        <mspace width="0.5em"/>
        <mo stretchy="false">≠</mo>
        <mspace width="0.5em"/>
      </mrow>
      <mrow>
        <mn>2</mn>
        <mn>,5</mn>
      </mrow>
    </mrow>
    <annotation encoding="StarMath 5.0">{220} over {80} ` &lt;&gt; ` {2,5}</annotation>
  </semantics>
</math>
</file>

<file path=Object 3/content.xml><?xml version="1.0" encoding="utf-8"?>
<math xmlns="http://www.w3.org/1998/Math/MathML" display="block">
  <semantics>
    <mrow>
      <mn>112</mn>
      <mrow>
        <mspace width="0.5em"/>
        <mo stretchy="false">÷</mo>
        <mspace width="0.5em"/>
      </mrow>
      <mn>14</mn>
      <mrow>
        <mspace width="0.5em"/>
        <mo stretchy="false">=</mo>
        <mspace width="0.5em"/>
      </mrow>
      <mn>8</mn>
    </mrow>
    <annotation encoding="StarMath 5.0">112 `div` 14 `=` 8</annotation>
  </semantics>
</math>
</file>

<file path=Object 4/content.xml><?xml version="1.0" encoding="utf-8"?>
<math xmlns="http://www.w3.org/1998/Math/MathML" display="block">
  <semantics>
    <mrow>
      <mfrac>
        <mn>70</mn>
        <mn>100</mn>
      </mfrac>
      <mrow>
        <mspace width="0.5em"/>
        <mo stretchy="false">=</mo>
        <mspace width="0.5em"/>
      </mrow>
      <mrow>
        <mn>0</mn>
        <mn>,7</mn>
      </mrow>
    </mrow>
    <annotation encoding="StarMath 5.0">{70}over{100} `=` {0,7}</annotation>
  </semantics>
</math>
</file>

<file path=Object 5/content.xml><?xml version="1.0" encoding="utf-8"?>
<math xmlns="http://www.w3.org/1998/Math/MathML" display="block">
  <semantics>
    <mrow>
      <mfrac>
        <mrow>
          <mn>1</mn>
          <mspace width="0.5em"/>
          <mn>113</mn>
        </mrow>
        <mrow>
          <mn>1</mn>
          <mspace width="0.5em"/>
          <mn>590</mn>
        </mrow>
      </mfrac>
      <mrow>
        <mspace width="0.5em"/>
        <mo stretchy="false">=</mo>
        <mspace width="0.5em"/>
      </mrow>
      <mrow>
        <mn>0</mn>
        <mn>,7</mn>
      </mrow>
    </mrow>
    <annotation encoding="StarMath 5.0">{1`113}over{1`590} `=` {0,7}</annotation>
  </semantics>
</math>
</file>

<file path=Object 6/content.xml><?xml version="1.0" encoding="utf-8"?>
<math xmlns="http://www.w3.org/1998/Math/MathML" display="block">
  <semantics>
    <mrow>
      <mfrac>
        <mrow>
          <mn>1</mn>
          <mspace width="0.5em"/>
          <mn>666</mn>
        </mrow>
        <mrow>
          <mn>2</mn>
          <mspace width="0.5em"/>
          <mn>380</mn>
        </mrow>
      </mfrac>
      <mrow>
        <mspace width="0.5em"/>
        <mo stretchy="false">=</mo>
        <mspace width="0.5em"/>
      </mrow>
      <mrow>
        <mn>0</mn>
        <mn>,7</mn>
      </mrow>
    </mrow>
    <annotation encoding="StarMath 5.0">{1`666}over{2`380}`=`{0,7}</annotation>
  </semantics>
</math>
</file>

<file path=Object 7/content.xml><?xml version="1.0" encoding="utf-8"?>
<math xmlns="http://www.w3.org/1998/Math/MathML" display="block">
  <semantics>
    <mfrac>
      <mn>4</mn>
      <mn>7</mn>
    </mfrac>
    <annotation encoding="StarMath 5.0">{4} over {7} </annotation>
  </semantics>
</math>
</file>

<file path=Object 8/content.xml><?xml version="1.0" encoding="utf-8"?>
<math xmlns="http://www.w3.org/1998/Math/MathML" display="block">
  <semantics>
    <mfrac>
      <mn>2</mn>
      <mn>3</mn>
    </mfrac>
    <annotation encoding="StarMath 5.0">{2} over {3} 


</annotation>
  </semantics>
</math>
</file>

<file path=Object 9/content.xml><?xml version="1.0" encoding="utf-8"?>
<math xmlns="http://www.w3.org/1998/Math/MathML" display="block">
  <semantics>
    <mfrac>
      <mn>8</mn>
      <mn>14</mn>
    </mfrac>
    <annotation encoding="StarMath 5.0">{8} over {14} 


</annotation>
  </semantics>
</math>
</file>